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6.189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5.8256in"/>
    </style:style>
    <style:style style:name="co11" style:family="table-column">
      <style:table-column-properties fo:break-before="auto" style:column-width="5.749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результаты" table:style-name="ta1">
        <table:shapes>
          <draw:frame draw:z-index="0" draw:style-name="gr1" svg:width="8.4287in" svg:height="4.5185in" svg:x="4.0516in" svg:y="0.952in">
            <draw:object draw:notify-on-update-of-ranges="результаты.A2:результаты.A4 результаты.B1:результаты.B1 результаты.B2:результаты.B4 результаты.C1:результаты.C1 результаты.C2:результаты.C4 результаты.D1:результаты.D1 результаты.D2:результаты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/>
          <table:table-cell office:value-type="string">
            <text:p>OSM</text:p>
          </table:table-cell>
          <table:table-cell office:value-type="string">
            <text:p>Yandex</text:p>
          </table:table-cell>
          <table:table-cell office:value-type="string">
            <text:p>Maximum</text:p>
          </table:table-cell>
          <table:table-cell office:value-type="string">
            <text:p>НЯК</text:p>
          </table:table-cell>
          <table:table-cell office:value-type="string">
            <text:p>НЯК-Score</text:p>
          </table:table-cell>
          <table:table-cell table:style-name="Default" office:value-type="string">
            <text:p>НЯК-ScoreContribution</text:p>
          </table:table-cell>
        </table:table-row>
        <table:table-row table:style-name="ro1">
          <table:table-cell office:value-type="string">
            <text:p>Yaroslavl (n=80)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table:formula="of:=80*3" office:value-type="float" office:value="240">
            <text:p>240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table:formula="of:=[.F2]*100/[.C2]" office:value-type="float" office:value="44.2528735632184">
            <text:p>44</text:p>
          </table:table-cell>
        </table:table-row>
        <table:table-row table:style-name="ro1">
          <table:table-cell office:value-type="string">
            <text:p>Volgograd (n=87)</text:p>
          </table:table-cell>
          <table:table-cell office:value-type="float" office:value="143">
            <text:p>143</text:p>
          </table:table-cell>
          <table:table-cell office:value-type="float" office:value="173">
            <text:p>173</text:p>
          </table:table-cell>
          <table:table-cell table:formula="of:=87*3" office:value-type="float" office:value="261">
            <text:p>261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table:formula="of:=[.F3]*100/[.C3]" office:value-type="float" office:value="52.6011560693642">
            <text:p>53</text:p>
          </table:table-cell>
        </table:table-row>
        <table:table-row table:style-name="ro1">
          <table:table-cell office:value-type="string">
            <text:p>Krasnodar (n=122)</text:p>
          </table:table-cell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formula="of:=122*3" office:value-type="float" office:value="366">
            <text:p>366</text:p>
          </table:table-cell>
          <table:table-cell office:value-type="float" office:value="65">
            <text:p>65</text:p>
          </table:table-cell>
          <table:table-cell office:value-type="float" office:value="151">
            <text:p>151</text:p>
          </table:table-cell>
          <table:table-cell table:formula="of:=[.F4]*100/[.C4]" office:value-type="float" office:value="68.3257918552036">
            <text:p>68</text:p>
          </table:table-cell>
        </table:table-row>
      </table:table>
      <table:table table:name="yaroslavl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ADDRESS</text:p>
          </table:table-cell>
          <table:table-cell office:value-type="string">
            <text:p>OSM</text:p>
          </table:table-cell>
          <table:table-cell office:value-type="string">
            <text:p>YANDEX</text:p>
          </table:table-cell>
          <table:table-cell/>
          <table:table-cell office:value-type="string">
            <text:p>OSM_VAL</text:p>
          </table:table-cell>
          <table:table-cell office:value-type="string">
            <text:p>YA_VAL</text:p>
          </table:table-cell>
          <table:table-cell office:value-type="string">
            <text:p>DIFF</text:p>
          </table:table-cell>
        </table:table-row>
        <table:table-row table:style-name="ro3">
          <table:table-cell office:value-type="string">
            <text:p>76-01-05-01</text:p>
          </table:table-cell>
          <table:table-cell office:value-type="string">
            <text:p>152360, Ярославская обл., Большое Село, ул. 1-Строителей, 1а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2-05-01</text:p>
          </table:table-cell>
          <table:table-cell office:value-type="string">
            <text:p>152174, Ярославская обл., Борисоглебский р-н, с. Вощажниково, ул. Советская, 4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3-05-01</text:p>
          </table:table-cell>
          <table:table-cell office:value-type="string">
            <text:p>152760, Ярославская обл., п. Брейтово, ул. Солнечная, 1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4-01-01</text:p>
          </table:table-cell>
          <table:table-cell office:value-type="string">
            <text:p>152234, Ярославская обл., г. Гаврилов-Ям, ул. Менжинского, 59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4-01-02</text:p>
          </table:table-cell>
          <table:table-cell office:value-type="string">
            <text:p>152250, Ярославская обл., Гаврилов-Ямский р-н, с. Великое, ул. Ярославская, 14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4-01-03</text:p>
          </table:table-cell>
          <table:table-cell office:value-type="string">
            <text:p>152250, Ярославская обл., Гаврилов-Ямский р-н, с. Великое, ул. Карла Маркса, 20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4-03-01</text:p>
          </table:table-cell>
          <table:table-cell office:value-type="string">
            <text:p>152250, Ярославская обл., г. Гаврилов-Ям, ул. Сосновая, 7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04-07-01</text:p>
          </table:table-cell>
          <table:table-cell office:value-type="string">
            <text:p>152241, Ярославская обл., г. Гаврилов-Ям, ул. Сосновая, 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5-01-01</text:p>
          </table:table-cell>
          <table:table-cell office:value-type="string">
            <text:p>152090, Ярославская обл., Даниловский р-н, с. Спас, ул. Школьная, 2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5-01-02</text:p>
          </table:table-cell>
          <table:table-cell office:value-type="string">
            <text:p>152070, Ярославская обл., Даниловский р-н, п. Горушка, Вахтинское ш., 8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5-05-01</text:p>
          </table:table-cell>
          <table:table-cell office:value-type="string">
            <text:p>152091, Ярославская обл., Даниловский р-н, с. Горинское, ул. Центральная, 17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5-15-01</text:p>
          </table:table-cell>
          <table:table-cell office:value-type="string">
            <text:p>152601, Ярославская обл., Даниловский р-н, с. Середа, ул. Дзержинского, 3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6-01-01</text:p>
          </table:table-cell>
          <table:table-cell office:value-type="string">
            <text:p>152470, Ярославская обл., г. Любим, ул. Первомайская, 66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7-01-01</text:p>
          </table:table-cell>
          <table:table-cell office:value-type="string">
            <text:p>152830, Ярославская обл., г. Мышкин, ул. Угличская, 2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7-15-01</text:p>
          </table:table-cell>
          <table:table-cell office:value-type="string">
            <text:p>152830, Ярославская обл., г. Мышкин, ул. Никольская, 4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8-01-01</text:p>
          </table:table-cell>
          <table:table-cell office:value-type="string">
            <text:p>152700, Ярославская обл., Некоузский р-н, п. Октябрь, ул. Ленина, 4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9-01-01</text:p>
          </table:table-cell>
          <table:table-cell office:value-type="string">
            <text:p>152260, Ярославская обл., п. Некрасовское, ул. Кооперативная, 4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09-15-01</text:p>
          </table:table-cell>
          <table:table-cell office:value-type="string">
            <text:p>152281, Ярославская обл., Некрасовский р-н, д. Бор, 32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0-01-01</text:p>
          </table:table-cell>
          <table:table-cell office:value-type="string">
            <text:p>152430, Ярославская обл., Первомайский р-н, д. Шильпухово, ул. Фестивальная, д.11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0-08-01</text:p>
          </table:table-cell>
          <table:table-cell office:value-type="string">
            <text:p>152404 Ярославская обл., Первомайский р-н, п/о Ильинское, д. Багряники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1-01-01</text:p>
          </table:table-cell>
          <table:table-cell office:value-type="string">
            <text:p>152140, Ярославская обл., г. Переславль-Залесский, Красноармейский пер., 6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1-01-02</text:p>
          </table:table-cell>
          <table:table-cell office:value-type="string">
            <text:p>152140, Ярославская обл., г. Переславль-Залесский, ул. Кардовского, 5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1-07-01</text:p>
          </table:table-cell>
          <table:table-cell office:value-type="string">
            <text:p>152020, Ярославская обл., г. Переславль-Залесский, ул. Свободы, 61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76-11-15-01</text:p>
          </table:table-cell>
          <table:table-cell office:value-type="string">
            <text:p>152025, Ярославская обл., г. Переславль-Залесский, ул. Магистральная, 43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76-12-05-01</text:p>
          </table:table-cell>
          <table:table-cell office:value-type="string">
            <text:p>152030, Ярославская обл., Переславский р-н, с. Нагорье, ул. Адмирала Спиридова, 7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2-07-01</text:p>
          </table:table-cell>
          <table:table-cell office:value-type="string">
            <text:p>152006, Ярославская обл., Переславский р-н, п. Рязанцево, ул. Большая Октябрьская, 39/1 </text:p>
          </table:table-cell>
          <table:table-cell office:value-type="string">
            <text:p>до НП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</table:table-row>
        <table:table-row table:style-name="ro3">
          <table:table-cell office:value-type="string">
            <text:p>76-13-01-01</text:p>
          </table:table-cell>
          <table:table-cell office:value-type="string">
            <text:p>152862, Ярославская обл., Пошехонский р-н, с. Вощиково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3-01-02</text:p>
          </table:table-cell>
          <table:table-cell office:value-type="string">
            <text:p>152128, Ярославская обл., Ростовский р-н, с. Климатино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3-15-01</text:p>
          </table:table-cell>
          <table:table-cell office:value-type="string">
            <text:p>152850, Ярославская обл., Пошехонский р-н, г. Пошехонье, ул. Пролетарская, 1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14-01-01</text:p>
          </table:table-cell>
          <table:table-cell office:value-type="string">
            <text:p>152101, Ярославская обл., Ростовский р-н, п. Семибратово, ул. Ломоносова, 2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4-01-03</text:p>
          </table:table-cell>
          <table:table-cell office:value-type="string">
            <text:p>152130, Ярославская обл., Ростовский р-н, пос. Петровск, ул. Пролетарская, 12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4-01-04</text:p>
          </table:table-cell>
          <table:table-cell office:value-type="string">
            <text:p>152101, Ярославская обл., Ростовский р-н, п. Семибратово, ул. Строителей, 8</text:p>
          </table:table-cell>
          <table:table-cell office:value-type="string">
            <text:p>до улицы</text:p>
          </table:table-cell>
          <table:table-cell office:value-type="string">
            <text:p>до НП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76-14-05-01</text:p>
          </table:table-cell>
          <table:table-cell office:value-type="string">
            <text:p>152120, Ярославская обл., Ростовский р-н, п. Ишня, ул. Комсомольская, 11</text:p>
          </table:table-cell>
          <table:table-cell office:value-type="string">
            <text:p>до НП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14-05-02</text:p>
          </table:table-cell>
          <table:table-cell office:value-type="string">
            <text:p>152150, Ярославская обл., г. Ростов, ул. Некрасова, 2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4-07-01</text:p>
          </table:table-cell>
          <table:table-cell office:value-type="string">
            <text:p>152130, Ярославская обл., Ростовский р-н, п. Петровское, пл. Советская, 3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1-01</text:p>
          </table:table-cell>
          <table:table-cell office:value-type="string">
            <text:p>152917, Ярославская обл., г. Рыбинск, ул. Гончарова, 7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1-02</text:p>
          </table:table-cell>
          <table:table-cell office:value-type="string">
            <text:p>152916, Ярославская обл., г. Рыбинск, ул. Инженерная, 19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1-03</text:p>
          </table:table-cell>
          <table:table-cell office:value-type="string">
            <text:p>152914, Ярославская обл., г. Рыбинск, ул. Толбухина, 1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1-04</text:p>
          </table:table-cell>
          <table:table-cell office:value-type="string">
            <text:p>152918, Ярославская обл., г. Рыбинск, м-н Мариевка, пр. Батова, 27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1-05</text:p>
          </table:table-cell>
          <table:table-cell office:value-type="string">
            <text:p>152900, Ярославская обл., г. Рыбинск, наб. Космонавтов, 31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1-06</text:p>
          </table:table-cell>
          <table:table-cell office:value-type="string">
            <text:p>152914, Ярославская обл., г. Рыбинск, ул. Качалова, 6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15-01-07</text:p>
          </table:table-cell>
          <table:table-cell office:value-type="string">
            <text:p>152952, Ярославская обл., Рыбинский р-н, п/о Милюшино, д. Костино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2-01</text:p>
          </table:table-cell>
          <table:table-cell office:value-type="string">
            <text:p>152900, Ярославская обл., г. Рыбинск, ул. Герцена, 48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5-01</text:p>
          </table:table-cell>
          <table:table-cell office:value-type="string">
            <text:p>152900, Ярославская обл., г. Рыбинск, ул. Ухтомского, 2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5-02</text:p>
          </table:table-cell>
          <table:table-cell office:value-type="string">
            <text:p>152900, Ярославская обл., г. Рыбинск, ул. Новоселовская, 13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5-03</text:p>
          </table:table-cell>
          <table:table-cell office:value-type="string">
            <text:p>152934, Ярославская обл., г. Рыбинск, ул. Пушкина, 6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5-04</text:p>
          </table:table-cell>
          <table:table-cell office:value-type="string">
            <text:p>152934, Ярославская обл., г. Рыбинск, ул. 50 лет ВЛКСМ, 52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7-01</text:p>
          </table:table-cell>
          <table:table-cell office:value-type="string">
            <text:p>152916, Ярославская обл., г. Рыбинск, ул. Инженерная, 2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7-02</text:p>
          </table:table-cell>
          <table:table-cell office:value-type="string">
            <text:p>152906, Ярославская обл., г. Рыбинск, ул. Свердлова, 26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7-03</text:p>
          </table:table-cell>
          <table:table-cell office:value-type="string">
            <text:p>152919, Ярославская обл., г. Рыбинск, ул. Гагарина, 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07-04</text:p>
          </table:table-cell>
          <table:table-cell office:value-type="string">
            <text:p>152971, Ярославская обл., с. Глебово, ул. Волжская, 40</text:p>
          </table:table-cell>
          <table:table-cell office:value-type="string">
            <text:p>до улицы</text:p>
          </table:table-cell>
          <table:table-cell office:value-type="string">
            <text:p>до НП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76-15-10-01</text:p>
          </table:table-cell>
          <table:table-cell office:value-type="string">
            <text:p>152019, Ярославская обл., г. Рыбинск, ул. Гагарина, 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5-15-01</text:p>
          </table:table-cell>
          <table:table-cell office:value-type="string">
            <text:p>152954, Ярославская обл., Рыбинский р-н, с. Арефино, пер. Кооперативный, 13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6-01-01</text:p>
          </table:table-cell>
          <table:table-cell office:value-type="string">
            <text:p>152302, Ярославская обл., Тутаевский р-н, п/о Малахово, д. Малахово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6-05-01</text:p>
          </table:table-cell>
          <table:table-cell office:value-type="string">
            <text:p>152300, Ярославская обл., г. Тутаев, ул. Комсомольская, 5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16-07-01</text:p>
          </table:table-cell>
          <table:table-cell office:value-type="string">
            <text:p>152321, Ярославская обл., Тутаевский р-н, пос. Константиновский, ул. Старостина, 1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6-07-02</text:p>
          </table:table-cell>
          <table:table-cell office:value-type="string">
            <text:p>152302, Ярославская обл., Тутаевский р-н, п. Красный бор</text:p>
          </table:table-cell>
          <table:table-cell table:number-columns-repeated="2" office:value-type="string">
            <text:p>до НП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7-01-01</text:p>
          </table:table-cell>
          <table:table-cell office:value-type="string">
            <text:p>152620, Ярославская обл., г. Углич, ул. О.Бергольц, 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17-05-01</text:p>
          </table:table-cell>
          <table:table-cell office:value-type="string">
            <text:p>152620, Ярославская обл., г. Углич, ул. Победы, 14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18-01-01</text:p>
          </table:table-cell>
          <table:table-cell office:value-type="string">
            <text:p>150001, Ярославль, ул. Посохова, 2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1-02</text:p>
          </table:table-cell>
          <table:table-cell office:value-type="string">
            <text:p>150014, Ярославль, ул. Салтыкова-Щедрина, 78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1-03</text:p>
          </table:table-cell>
          <table:table-cell office:value-type="string">
            <text:p>150010, Ярославль, ул. Летная, 8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1-04</text:p>
          </table:table-cell>
          <table:table-cell office:value-type="string">
            <text:p>150008, Ярославль, ул. Автозаводская, 57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2-01</text:p>
          </table:table-cell>
          <table:table-cell office:value-type="string">
            <text:p>150008, Ярославль, ул. Мохова, 1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2-02</text:p>
          </table:table-cell>
          <table:table-cell office:value-type="string">
            <text:p>150040, Ярославль, <text:s/>ул. Чайковского, 66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5-01</text:p>
          </table:table-cell>
          <table:table-cell office:value-type="string">
            <text:p>150031, Ярославль, ул. Юности, 18 <text:s text:c="2"/>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7-01</text:p>
          </table:table-cell>
          <table:table-cell office:value-type="string">
            <text:p>150002, Ярославль, ул. Лесная, 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7-02</text:p>
          </table:table-cell>
          <table:table-cell office:value-type="string">
            <text:p>150018, Ярославль, ул. Балашова, 54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76-18-08-01</text:p>
          </table:table-cell>
          <table:table-cell office:value-type="string">
            <text:p>150000, Ярославль, Тутаевское ш., 7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08-02</text:p>
          </table:table-cell>
          <table:table-cell office:value-type="string">
            <text:p>150008, Ярославль, ул. Клубная, 4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10-01</text:p>
          </table:table-cell>
          <table:table-cell office:value-type="string">
            <text:p>152919, Ярославль, ул. Гагарина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76-18-10-02</text:p>
          </table:table-cell>
          <table:table-cell office:value-type="string">
            <text:p>150050, Ярославль, ул. Чехова, 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15-01</text:p>
          </table:table-cell>
          <table:table-cell office:value-type="string">
            <text:p>150000, Ярославль, ул. Свердлова, 16а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15-02</text:p>
          </table:table-cell>
          <table:table-cell office:value-type="string">
            <text:p>150001, Ярославль, ул. 2-ая Полянская, 2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15-03</text:p>
          </table:table-cell>
          <table:table-cell office:value-type="string">
            <text:p>150044, Ярославль, ул. Блюхера, 4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15-04</text:p>
          </table:table-cell>
          <table:table-cell office:value-type="string">
            <text:p>150042, Ярославль, ул. Урицкого, 27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8-15-05</text:p>
          </table:table-cell>
          <table:table-cell office:value-type="string">
            <text:p>152916, Ярославль, ул. Инженерная, 21</text:p>
          </table:table-cell>
          <table:table-cell office:value-type="string">
            <text:p>до дома</text:p>
          </table:table-cell>
          <table:table-cell office:value-type="string">
            <text:p>до НП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76-19-01-01</text:p>
          </table:table-cell>
          <table:table-cell office:value-type="string">
            <text:p>150512, Ярославская обл., Ярославский р-н, с. Толбухино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9-05-01</text:p>
          </table:table-cell>
          <table:table-cell office:value-type="string">
            <text:p>150536, Ярославская обл., Ярославский р-н, с. Ширинье, ул. Молодежная, 5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76-19-07-01</text:p>
          </table:table-cell>
          <table:table-cell office:value-type="string">
            <text:p>150517 ,Ярославская обл., Ярославский р-н, п. Михайловский, ул. Школьная</text:p>
          </table:table-cell>
          <table:table-cell table:number-columns-repeated="2" office:value-type="string">
            <text:p>до НП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5"/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office:value-type="float" office:value="-3">
            <text:p>-3</text:p>
          </table:table-cell>
        </table:table-row>
      </table:table>
      <table:table table:name="волгоград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ADDRESS</text:p>
          </table:table-cell>
          <table:table-cell office:value-type="string">
            <text:p>OSM</text:p>
          </table:table-cell>
          <table:table-cell office:value-type="string">
            <text:p>YANDEX</text:p>
          </table:table-cell>
          <table:table-cell/>
          <table:table-cell office:value-type="string">
            <text:p>OSM_VAL</text:p>
          </table:table-cell>
          <table:table-cell office:value-type="string">
            <text:p>YA_VAL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string">
            <text:p>34-01-09-01</text:p>
          </table:table-cell>
          <table:table-cell office:value-type="string">
            <text:p>403254, Волгоградская обл., Алексеевский р-н, х. Самошлинский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]-[.G2]" office:value-type="float" office:value="1">
            <text:p>1</text:p>
          </table:table-cell>
        </table:table-row>
        <table:table-row table:style-name="ro1">
          <table:table-cell office:value-type="string">
            <text:p>34-02-04-01</text:p>
          </table:table-cell>
          <table:table-cell office:value-type="string">
            <text:p>404060, Волгоградская обл., п. Быково, ул. Дзержинского, 9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]-[.G3]" office:value-type="float" office:value="-1">
            <text:p>-1</text:p>
          </table:table-cell>
        </table:table-row>
        <table:table-row table:style-name="ro1">
          <table:table-cell office:value-type="string">
            <text:p>34-02-05-01</text:p>
          </table:table-cell>
          <table:table-cell office:value-type="string">
            <text:p>404060, Волгоградская обл., п. Быково, ул. Ленина, 79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]-[.G4]" office:value-type="float" office:value="-1">
            <text:p>-1</text:p>
          </table:table-cell>
        </table:table-row>
        <table:table-row table:style-name="ro1">
          <table:table-cell office:value-type="string">
            <text:p>34-03-01-01</text:p>
          </table:table-cell>
          <table:table-cell office:value-type="string">
            <text:p>400067, Волгоград, ул. 64-й Армии, 111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5]-[.G5]" office:value-type="float" office:value="0">
            <text:p>0</text:p>
          </table:table-cell>
        </table:table-row>
        <table:table-row table:style-name="ro1">
          <table:table-cell office:value-type="string">
            <text:p>34-03-01-02</text:p>
          </table:table-cell>
          <table:table-cell office:value-type="string">
            <text:p>400075, Волгоград, ул. Полесская, 3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]-[.G6]" office:value-type="float" office:value="-1">
            <text:p>-1</text:p>
          </table:table-cell>
        </table:table-row>
        <table:table-row table:style-name="ro3">
          <table:table-cell office:value-type="string">
            <text:p>34-03-01-03</text:p>
          </table:table-cell>
          <table:table-cell office:value-type="string">
            <text:p>400073, Волгоград, ул. Центральная, 3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7]-[.G7]" office:value-type="float" office:value="0">
            <text:p>0</text:p>
          </table:table-cell>
        </table:table-row>
        <table:table-row table:style-name="ro3">
          <table:table-cell office:value-type="string">
            <text:p>34-03-02-01</text:p>
          </table:table-cell>
          <table:table-cell office:value-type="string">
            <text:p>400005, Волгоград, ул. Коммунистическая, 62а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8]-[.G8]" office:value-type="float" office:value="0">
            <text:p>0</text:p>
          </table:table-cell>
        </table:table-row>
        <table:table-row table:style-name="ro1">
          <table:table-cell office:value-type="string">
            <text:p>34-03-02-02</text:p>
          </table:table-cell>
          <table:table-cell office:value-type="string">
            <text:p>404131, Волгоград, ул. Оломушская, 4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9]-[.G9]" office:value-type="float" office:value="0">
            <text:p>0</text:p>
          </table:table-cell>
        </table:table-row>
        <table:table-row table:style-name="ro1">
          <table:table-cell office:value-type="string">
            <text:p>34-03-05-01</text:p>
          </table:table-cell>
          <table:table-cell office:value-type="string">
            <text:p>400040, Волгоград, ул. Поддубного, 2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0]-[.G10]" office:value-type="float" office:value="-1">
            <text:p>-1</text:p>
          </table:table-cell>
        </table:table-row>
        <table:table-row table:style-name="ro1">
          <table:table-cell office:value-type="string">
            <text:p>34-03-05-02</text:p>
          </table:table-cell>
          <table:table-cell office:value-type="string">
            <text:p>400011, Волгоград, ул. Циолковского, 1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1]-[.G11]" office:value-type="float" office:value="0">
            <text:p>0</text:p>
          </table:table-cell>
        </table:table-row>
        <table:table-row table:style-name="ro3">
          <table:table-cell office:value-type="string">
            <text:p>34-03-05-03</text:p>
          </table:table-cell>
          <table:table-cell office:value-type="string">
            <text:p>400086, Волгоград, ул. Героев Малой Земли, 54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2]-[.G12]" office:value-type="float" office:value="0">
            <text:p>0</text:p>
          </table:table-cell>
        </table:table-row>
        <table:table-row table:style-name="ro3">
          <table:table-cell office:value-type="string">
            <text:p>34-03-07-01</text:p>
          </table:table-cell>
          <table:table-cell office:value-type="string">
            <text:p>400000, Волгоград, ул. Курчатова, 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3]-[.G13]" office:value-type="float" office:value="0">
            <text:p>0</text:p>
          </table:table-cell>
        </table:table-row>
        <table:table-row table:style-name="ro3">
          <table:table-cell office:value-type="string">
            <text:p>34-03-07-02</text:p>
          </table:table-cell>
          <table:table-cell office:value-type="string">
            <text:p>400055, Волгоград, ул. Фадеева, 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4]-[.G14]" office:value-type="float" office:value="0">
            <text:p>0</text:p>
          </table:table-cell>
        </table:table-row>
        <table:table-row table:style-name="ro3">
          <table:table-cell office:value-type="string">
            <text:p>34-03-07-03</text:p>
          </table:table-cell>
          <table:table-cell office:value-type="string">
            <text:p>400081, Волгоград, ул. Большая, 17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5]-[.G15]" office:value-type="float" office:value="-1">
            <text:p>-1</text:p>
          </table:table-cell>
        </table:table-row>
        <table:table-row table:style-name="ro3">
          <table:table-cell office:value-type="string">
            <text:p>34-03-07-04</text:p>
          </table:table-cell>
          <table:table-cell office:value-type="string">
            <text:p>400012, Волгоград, ул. Тракторостроителей, 1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6]-[.G16]" office:value-type="float" office:value="-1">
            <text:p>-1</text:p>
          </table:table-cell>
        </table:table-row>
        <table:table-row table:style-name="ro1">
          <table:table-cell office:value-type="string">
            <text:p>34-03-07-05</text:p>
          </table:table-cell>
          <table:table-cell office:value-type="string">
            <text:p>400011, Волгоград, ул. Институтская, 16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7]-[.G17]" office:value-type="float" office:value="1">
            <text:p>1</text:p>
          </table:table-cell>
        </table:table-row>
        <table:table-row table:style-name="ro1">
          <table:table-cell office:value-type="string">
            <text:p>34-03-08-01</text:p>
          </table:table-cell>
          <table:table-cell office:value-type="string">
            <text:p>400065, Волгоград, ул. М. Еременко, 57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8]-[.G18]" office:value-type="float" office:value="-1">
            <text:p>-1</text:p>
          </table:table-cell>
        </table:table-row>
        <table:table-row table:style-name="ro1">
          <table:table-cell office:value-type="string">
            <text:p>34-03-08-02</text:p>
          </table:table-cell>
          <table:table-cell office:value-type="string">
            <text:p>400027, Волгоград, ул. Кедровская, 1а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19]-[.G19]" office:value-type="float" office:value="-1">
            <text:p>-1</text:p>
          </table:table-cell>
        </table:table-row>
        <table:table-row table:style-name="ro1">
          <table:table-cell office:value-type="string">
            <text:p>34-03-10-01</text:p>
          </table:table-cell>
          <table:table-cell office:value-type="string">
            <text:p>400000, Волгоград, ул. Криворожская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0]-[.G20]" office:value-type="float" office:value="-1">
            <text:p>-1</text:p>
          </table:table-cell>
        </table:table-row>
        <table:table-row table:style-name="ro1">
          <table:table-cell office:value-type="string">
            <text:p>34-03-12-06</text:p>
          </table:table-cell>
          <table:table-cell office:value-type="string">
            <text:p>400040, Волгоград, ул. Качалова, 42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1]-[.G21]" office:value-type="float" office:value="-1">
            <text:p>-1</text:p>
          </table:table-cell>
        </table:table-row>
        <table:table-row table:style-name="ro1">
          <table:table-cell office:value-type="string">
            <text:p>34-03-15-01</text:p>
          </table:table-cell>
          <table:table-cell office:value-type="string">
            <text:p>400074, Волгоград, ул. Циалковского, 38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2]-[.G22]" office:value-type="float" office:value="-1">
            <text:p>-1</text:p>
          </table:table-cell>
        </table:table-row>
        <table:table-row table:style-name="ro1">
          <table:table-cell office:value-type="string">
            <text:p>34-03-15-02</text:p>
          </table:table-cell>
          <table:table-cell office:value-type="string">
            <text:p>400000, Волгоград ул. Хорошева, 18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3]-[.G23]" office:value-type="float" office:value="-1">
            <text:p>-1</text:p>
          </table:table-cell>
        </table:table-row>
        <table:table-row table:style-name="ro1">
          <table:table-cell office:value-type="string">
            <text:p>34-03-15-03</text:p>
          </table:table-cell>
          <table:table-cell office:value-type="string">
            <text:p>400040, Волгоград, Северный городок, ул. Богунская, 40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4]-[.G24]" office:value-type="float" office:value="-1">
            <text:p>-1</text:p>
          </table:table-cell>
        </table:table-row>
        <table:table-row table:style-name="ro3">
          <table:table-cell office:value-type="string">
            <text:p>34-03-15-04</text:p>
          </table:table-cell>
          <table:table-cell office:value-type="string">
            <text:p>400000, Волгоград, ул. Лимоновая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5]-[.G25]" office:value-type="float" office:value="-1">
            <text:p>-1</text:p>
          </table:table-cell>
        </table:table-row>
        <table:table-row table:style-name="ro1">
          <table:table-cell office:value-type="string">
            <text:p>34-03-15-05</text:p>
          </table:table-cell>
          <table:table-cell office:value-type="string">
            <text:p>400051, Волгоград, пр. Столетова, 16а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26]-[.G26]" office:value-type="float" office:value="0">
            <text:p>0</text:p>
          </table:table-cell>
        </table:table-row>
        <table:table-row table:style-name="ro1">
          <table:table-cell office:value-type="string">
            <text:p>34-04-01-01</text:p>
          </table:table-cell>
          <table:table-cell office:value-type="string">
            <text:p>404109, Волгоградская обл., г. Волжский, ул. 40 лет Победы, 89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27]-[.G27]" office:value-type="float" office:value="0">
            <text:p>0</text:p>
          </table:table-cell>
        </table:table-row>
        <table:table-row table:style-name="ro1">
          <table:table-cell office:value-type="string">
            <text:p>34-04-05-01</text:p>
          </table:table-cell>
          <table:table-cell office:value-type="string">
            <text:p>404131, Волгоградская обл., г. Волжский, ул. Пушкина, 18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28]-[.G28]" office:value-type="float" office:value="0">
            <text:p>0</text:p>
          </table:table-cell>
        </table:table-row>
        <table:table-row table:style-name="ro1">
          <table:table-cell office:value-type="string">
            <text:p>34-04-07-01</text:p>
          </table:table-cell>
          <table:table-cell office:value-type="string">
            <text:p>404131, Волгоградская обл., г. Волжский, ул. Пушкина, 168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29]-[.G29]" office:value-type="float" office:value="0">
            <text:p>0</text:p>
          </table:table-cell>
        </table:table-row>
        <table:table-row table:style-name="ro1">
          <table:table-cell office:value-type="string">
            <text:p>34-04-07-02</text:p>
          </table:table-cell>
          <table:table-cell office:value-type="string">
            <text:p>404124, Волгоградская обл., г. Волжский, ул. Ташкентская, 3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30]-[.G30]" office:value-type="float" office:value="1">
            <text:p>1</text:p>
          </table:table-cell>
        </table:table-row>
        <table:table-row table:style-name="ro1">
          <table:table-cell office:value-type="string">
            <text:p>34-04-15-01</text:p>
          </table:table-cell>
          <table:table-cell office:value-type="string">
            <text:p>404116, Волгоградская обл., Волжский р-н, п. Краснооктябрьский, ул. Коммунистическая, 34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1]-[.G31]" office:value-type="float" office:value="0">
            <text:p>0</text:p>
          </table:table-cell>
        </table:table-row>
        <table:table-row table:style-name="ro1">
          <table:table-cell office:value-type="string">
            <text:p>34-05-04-01</text:p>
          </table:table-cell>
          <table:table-cell office:value-type="string">
            <text:p>403003, Волгоградская обл., п. Городище, ул. 8-ого Гвардейского танкового корпуса, 14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2]-[.G32]" office:value-type="float" office:value="0">
            <text:p>0</text:p>
          </table:table-cell>
        </table:table-row>
        <table:table-row table:style-name="ro1">
          <table:table-cell office:value-type="string">
            <text:p>34-05-05-01</text:p>
          </table:table-cell>
          <table:table-cell office:value-type="string">
            <text:p>403001, Волгоградская обл., п. Городище, ул. Ворошилова, 35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33]-[.G33]" office:value-type="float" office:value="0">
            <text:p>0</text:p>
          </table:table-cell>
        </table:table-row>
        <table:table-row table:style-name="ro1">
          <table:table-cell office:value-type="string">
            <text:p>34-06-04-01</text:p>
          </table:table-cell>
          <table:table-cell office:value-type="string">
            <text:p>403370, Волгоградская обл., п. Даниловка, ул. Северная, 15г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4]-[.G34]" office:value-type="float" office:value="0">
            <text:p>0</text:p>
          </table:table-cell>
        </table:table-row>
        <table:table-row table:style-name="ro1">
          <table:table-cell office:value-type="string">
            <text:p>34-06-05-01</text:p>
          </table:table-cell>
          <table:table-cell office:value-type="string">
            <text:p>403370, Волгоградская обл., п. Даниловка, ул. Коммунистическая, 1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35]-[.G35]" office:value-type="float" office:value="0">
            <text:p>0</text:p>
          </table:table-cell>
        </table:table-row>
        <table:table-row table:style-name="ro1">
          <table:table-cell office:value-type="string">
            <text:p>34-07-05-01</text:p>
          </table:table-cell>
          <table:table-cell office:value-type="string">
            <text:p>404000, Волгоградский р-н, г. Дубовка, ул. Ленина, 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36]-[.G36]" office:value-type="float" office:value="0">
            <text:p>0</text:p>
          </table:table-cell>
        </table:table-row>
        <table:table-row table:style-name="ro1">
          <table:table-cell office:value-type="string">
            <text:p>34-07-15-01</text:p>
          </table:table-cell>
          <table:table-cell office:value-type="string">
            <text:p>400950, Волгоградская обл., г. Дубовка, ул. Санджирова, 24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37]-[.G37]" office:value-type="float" office:value="0">
            <text:p>0</text:p>
          </table:table-cell>
        </table:table-row>
        <table:table-row table:style-name="ro1">
          <table:table-cell office:value-type="string">
            <text:p>34-08-04-01</text:p>
          </table:table-cell>
          <table:table-cell office:value-type="string">
            <text:p>403732, Волгоградская обл., п. Елань, ул. Гоголя, 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8]-[.G38]" office:value-type="float" office:value="-1">
            <text:p>-1</text:p>
          </table:table-cell>
        </table:table-row>
        <table:table-row table:style-name="ro1">
          <table:table-cell office:value-type="string">
            <text:p>34-09-01-01</text:p>
          </table:table-cell>
          <table:table-cell office:value-type="string">
            <text:p>403780, Волгоградская обл., г. Жирновск, ул. Школа-интернат, 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9]-[.G39]" office:value-type="float" office:value="-1">
            <text:p>-1</text:p>
          </table:table-cell>
        </table:table-row>
        <table:table-row table:style-name="ro1">
          <table:table-cell office:value-type="string">
            <text:p>34-09-08-01</text:p>
          </table:table-cell>
          <table:table-cell office:value-type="string">
            <text:p>403780, Волгоградская обл., Жирновский р-н, п. Красный Яр, ул. Центральная, 17 <text:s/>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40]-[.G40]" office:value-type="float" office:value="0">
            <text:p>0</text:p>
          </table:table-cell>
        </table:table-row>
        <table:table-row table:style-name="ro1">
          <table:table-cell office:value-type="string">
            <text:p>34-10-04-01</text:p>
          </table:table-cell>
          <table:table-cell office:value-type="string">
            <text:p>403082, Волгоградская обл., п. Иловля, ул. Буденного, 44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1]-[.G41]" office:value-type="float" office:value="-1">
            <text:p>-1</text:p>
          </table:table-cell>
        </table:table-row>
        <table:table-row table:style-name="ro1">
          <table:table-cell office:value-type="string">
            <text:p>34-11-02-01</text:p>
          </table:table-cell>
          <table:table-cell office:value-type="string">
            <text:p>404503, Волгоградская обл., г. Калач-на-Дону, ул. Маяковского, 28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2]-[.G42]" office:value-type="float" office:value="0">
            <text:p>0</text:p>
          </table:table-cell>
        </table:table-row>
        <table:table-row table:style-name="ro1">
          <table:table-cell office:value-type="string">
            <text:p>34-11-05-01</text:p>
          </table:table-cell>
          <table:table-cell office:value-type="string">
            <text:p>404503, Волгоградская обл., г. Калач-на-Дону, пер. Пионерский, 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3]-[.G43]" office:value-type="float" office:value="-1">
            <text:p>-1</text:p>
          </table:table-cell>
        </table:table-row>
        <table:table-row table:style-name="ro1">
          <table:table-cell office:value-type="string">
            <text:p>34-12-05-01</text:p>
          </table:table-cell>
          <table:table-cell office:value-type="string">
            <text:p>403850, Волгоградская обл., г. Камышин, ул. Короленко,1а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44]-[.G44]" office:value-type="float" office:value="-2">
            <text:p>-2</text:p>
          </table:table-cell>
        </table:table-row>
        <table:table-row table:style-name="ro1">
          <table:table-cell office:value-type="string">
            <text:p>34-13-05-01</text:p>
          </table:table-cell>
          <table:table-cell office:value-type="string">
            <text:p>403840, Волгоградская обл., Камышинский р-н, г. Петров Вал, ул. Совхозная, 3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45]-[.G45]" office:value-type="float" office:value="-2">
            <text:p>-2</text:p>
          </table:table-cell>
        </table:table-row>
        <table:table-row table:style-name="ro1">
          <table:table-cell office:value-type="string">
            <text:p>34-14-04-01</text:p>
          </table:table-cell>
          <table:table-cell office:value-type="string">
            <text:p>403211, Волгоградская обл., Киквидзенский р-н, п. Гришин, ул. Садовая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46]-[.G46]" office:value-type="float" office:value="0">
            <text:p>0</text:p>
          </table:table-cell>
        </table:table-row>
        <table:table-row table:style-name="ro1">
          <table:table-cell office:value-type="string">
            <text:p>34-15-05-01</text:p>
          </table:table-cell>
          <table:table-cell office:value-type="string">
            <text:p>403560, Волгоградская обл., ст. Клетская, ул. Дымченко, 15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47]-[.G47]" office:value-type="float" office:value="0">
            <text:p>0</text:p>
          </table:table-cell>
        </table:table-row>
        <table:table-row table:style-name="ro1">
          <table:table-cell office:value-type="string">
            <text:p>34-16-01-01</text:p>
          </table:table-cell>
          <table:table-cell office:value-type="string">
            <text:p>404360, Волгоградская обл., г. Котельниково, ул. Чехова, 6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8]-[.G48]" office:value-type="float" office:value="0">
            <text:p>0</text:p>
          </table:table-cell>
        </table:table-row>
        <table:table-row table:style-name="ro1">
          <table:table-cell office:value-type="string">
            <text:p>34-17-01-01</text:p>
          </table:table-cell>
          <table:table-cell office:value-type="string">
            <text:p>403810, Волгоградская обл., г. Котово, ул. Победы, 34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9]-[.G49]" office:value-type="float" office:value="-1">
            <text:p>-1</text:p>
          </table:table-cell>
        </table:table-row>
        <table:table-row table:style-name="ro1">
          <table:table-cell office:value-type="string">
            <text:p>34-17-15-01</text:p>
          </table:table-cell>
          <table:table-cell office:value-type="string">
            <text:p>403800, Волгоградская обл., г. Котово, ул. Чапаева, 4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50]-[.G50]" office:value-type="float" office:value="-2">
            <text:p>-2</text:p>
          </table:table-cell>
        </table:table-row>
        <table:table-row table:style-name="ro1">
          <table:table-cell office:value-type="string">
            <text:p>34-18-04-01</text:p>
          </table:table-cell>
          <table:table-cell office:value-type="string">
            <text:p>403402, Волгоградская обл., ст. Кумылженская, ул. Пушкина, 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51]-[.G51]" office:value-type="float" office:value="0">
            <text:p>0</text:p>
          </table:table-cell>
        </table:table-row>
        <table:table-row table:style-name="ro1">
          <table:table-cell office:value-type="string">
            <text:p>34-18-04-02</text:p>
          </table:table-cell>
          <table:table-cell office:value-type="string">
            <text:p>403401, Волгоградская обл., с. Кумылженская, ул. Им. 50 лет СССР, 1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52]-[.G52]" office:value-type="float" office:value="0">
            <text:p>0</text:p>
          </table:table-cell>
        </table:table-row>
        <table:table-row table:style-name="ro1">
          <table:table-cell office:value-type="string">
            <text:p>34-18-08-01</text:p>
          </table:table-cell>
          <table:table-cell office:value-type="string">
            <text:p>403402, Волгоградская обл., Кумылженский р-н, ст-ца Слащевская, ул. Свободы, 9 <text:s/>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3]-[.G53]" office:value-type="float" office:value="1">
            <text:p>1</text:p>
          </table:table-cell>
        </table:table-row>
        <table:table-row table:style-name="ro1">
          <table:table-cell office:value-type="string">
            <text:p>34-18-09-01</text:p>
          </table:table-cell>
          <table:table-cell office:value-type="string">
            <text:p>403434, Волгоградская обл., Кумылженский р-н, х. Попов, ул. Почтовая, 5</text:p>
          </table:table-cell>
          <table:table-cell table:number-columns-repeated="2" office:value-type="string">
            <text:p>до района</text:p>
          </table:table-cell>
          <table:table-cell office:value-type="string">
            <text:p>ЯК</text:p>
          </table:table-cell>
          <table:table-cell table:number-columns-repeated="2" office:value-type="float" office:value="0">
            <text:p>0</text:p>
          </table:table-cell>
          <table:table-cell table:formula="of:=[.F54]-[.G54]" office:value-type="float" office:value="0">
            <text:p>0</text:p>
          </table:table-cell>
        </table:table-row>
        <table:table-row table:style-name="ro1">
          <table:table-cell office:value-type="string">
            <text:p>34-19-04-01</text:p>
          </table:table-cell>
          <table:table-cell office:value-type="string">
            <text:p>404620. Волгоградская обл., г. Ленинск, ул. Кооперативная, 2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5]-[.G55]" office:value-type="float" office:value="0">
            <text:p>0</text:p>
          </table:table-cell>
        </table:table-row>
        <table:table-row table:style-name="ro1">
          <table:table-cell office:value-type="string">
            <text:p>34-19-10-01</text:p>
          </table:table-cell>
          <table:table-cell office:value-type="string">
            <text:p>404620, Волгоградская обл., г. Ленинск, ул. Ленина, 14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6]-[.G56]" office:value-type="float" office:value="0">
            <text:p>0</text:p>
          </table:table-cell>
        </table:table-row>
        <table:table-row table:style-name="ro1">
          <table:table-cell office:value-type="string">
            <text:p>34-20-01-01</text:p>
          </table:table-cell>
          <table:table-cell office:value-type="string">
            <text:p>403300, Волгоградская обл., г. Михайловка, ул. Ленина, 10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57]-[.G57]" office:value-type="float" office:value="-1">
            <text:p>-1</text:p>
          </table:table-cell>
        </table:table-row>
        <table:table-row table:style-name="ro1">
          <table:table-cell office:value-type="string">
            <text:p>34-20-02-01</text:p>
          </table:table-cell>
          <table:table-cell office:value-type="string">
            <text:p>403300, Волгоградская обл., г. Михайловка, ул. Коммуны, 7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8]-[.G58]" office:value-type="float" office:value="0">
            <text:p>0</text:p>
          </table:table-cell>
        </table:table-row>
        <table:table-row table:style-name="ro1">
          <table:table-cell office:value-type="string">
            <text:p>34-20-11-01</text:p>
          </table:table-cell>
          <table:table-cell office:value-type="string">
            <text:p>403300, Волгоградская обл., г. Михайловка, ул. Двинская, 1а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59]-[.G59]" office:value-type="float" office:value="-2">
            <text:p>-2</text:p>
          </table:table-cell>
        </table:table-row>
        <table:table-row table:style-name="ro1">
          <table:table-cell office:value-type="string">
            <text:p>34-22-05-01</text:p>
          </table:table-cell>
          <table:table-cell office:value-type="string">
            <text:p>403171, Волгоградская обл., ст. Нахаевская, ул. Гагарина, 17</text:p>
          </table:table-cell>
          <table:table-cell office:value-type="string">
            <text:p>до улицы</text:p>
          </table:table-cell>
          <table:table-cell office:value-type="string">
            <text:p>до области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60]-[.G60]" office:value-type="float" office:value="2">
            <text:p>2</text:p>
          </table:table-cell>
        </table:table-row>
        <table:table-row table:style-name="ro1">
          <table:table-cell office:value-type="string">
            <text:p>34-23-04-01</text:p>
          </table:table-cell>
          <table:table-cell office:value-type="string">
            <text:p>404033, Волгоградская обл., г. Николаевск, ул. Свердлова, 24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1]-[.G61]" office:value-type="float" office:value="-1">
            <text:p>-1</text:p>
          </table:table-cell>
        </table:table-row>
        <table:table-row table:style-name="ro1">
          <table:table-cell office:value-type="string">
            <text:p>34-24-01-01</text:p>
          </table:table-cell>
          <table:table-cell office:value-type="string">
            <text:p>403200, Волгоградская обл., Новоанинский р-н, ст. Филоновская, ул. Советская, 7 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2]-[.G62]" office:value-type="float" office:value="1">
            <text:p>1</text:p>
          </table:table-cell>
        </table:table-row>
        <table:table-row table:style-name="ro1">
          <table:table-cell office:value-type="string">
            <text:p>34-24-05-01</text:p>
          </table:table-cell>
          <table:table-cell office:value-type="string">
            <text:p>403951, Волгоградская обл., г. Новоанинский, пер. Краснопартизанский, 4а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3]-[.G63]" office:value-type="float" office:value="-1">
            <text:p>-1</text:p>
          </table:table-cell>
        </table:table-row>
        <table:table-row table:style-name="ro1">
          <table:table-cell office:value-type="string">
            <text:p>34-26-04-01</text:p>
          </table:table-cell>
          <table:table-cell office:value-type="string">
            <text:p>404321, Волгоградская обл., п. Октябрьский, ул. Центральная, 2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4]-[.G64]" office:value-type="float" office:value="0">
            <text:p>0</text:p>
          </table:table-cell>
        </table:table-row>
        <table:table-row table:style-name="ro1">
          <table:table-cell office:value-type="string">
            <text:p>34-26-07-01</text:p>
          </table:table-cell>
          <table:table-cell office:value-type="string">
            <text:p>404305, Волгоградская обл., п. Октябрьский, ул. Садовая, 1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65]-[.G65]" office:value-type="float" office:value="0">
            <text:p>0</text:p>
          </table:table-cell>
        </table:table-row>
        <table:table-row table:style-name="ro1">
          <table:table-cell office:value-type="string">
            <text:p>34-27-04-01</text:p>
          </table:table-cell>
          <table:table-cell office:value-type="string">
            <text:p>403670, Волгоградская обл., с. Ольховка, ул. Комсомольская, 9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6]-[.G66]" office:value-type="float" office:value="-1">
            <text:p>-1</text:p>
          </table:table-cell>
        </table:table-row>
        <table:table-row table:style-name="ro1">
          <table:table-cell office:value-type="string">
            <text:p>34-28-04-01</text:p>
          </table:table-cell>
          <table:table-cell office:value-type="string">
            <text:p>404260, Волгоградская обл., г. Палласовка, ул. Урицкого, 3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67]-[.G67]" office:value-type="float" office:value="-2">
            <text:p>-2</text:p>
          </table:table-cell>
        </table:table-row>
        <table:table-row table:style-name="ro1">
          <table:table-cell office:value-type="string">
            <text:p>34-28-05-01</text:p>
          </table:table-cell>
          <table:table-cell office:value-type="string">
            <text:p>404255, Волгоградская обл., г. Палласовка, ул. Нахимова, 25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8]-[.G68]" office:value-type="float" office:value="-1">
            <text:p>-1</text:p>
          </table:table-cell>
        </table:table-row>
        <table:table-row table:style-name="ro1">
          <table:table-cell office:value-type="string">
            <text:p>34-29-01-01</text:p>
          </table:table-cell>
          <table:table-cell office:value-type="string">
            <text:p>403601, Волгоградская обл., п. Рудня, ул. Октябрьская, 77 <text:s/>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9]-[.G69]" office:value-type="float" office:value="-1">
            <text:p>-1</text:p>
          </table:table-cell>
        </table:table-row>
        <table:table-row table:style-name="ro1">
          <table:table-cell office:value-type="string">
            <text:p>34-29-04-01</text:p>
          </table:table-cell>
          <table:table-cell office:value-type="string">
            <text:p>403601, Волгоградская обл., п. Рудня, ул. Песчаная, 1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0]-[.G70]" office:value-type="float" office:value="-1">
            <text:p>-1</text:p>
          </table:table-cell>
        </table:table-row>
        <table:table-row table:style-name="ro1">
          <table:table-cell office:value-type="string">
            <text:p>34-29-08-01</text:p>
          </table:table-cell>
          <table:table-cell office:value-type="string">
            <text:p>403623, Волгоградская обл., Руднянский р-н, с. Лемешкино, ул. Кирова, 96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1]-[.G71]" office:value-type="float" office:value="-1">
            <text:p>-1</text:p>
          </table:table-cell>
        </table:table-row>
        <table:table-row table:style-name="ro1">
          <table:table-cell office:value-type="string">
            <text:p>34-30-04-01</text:p>
          </table:table-cell>
          <table:table-cell office:value-type="string">
            <text:p>404170, Волгоградская обл., п. Светлый Яр, ул. Мелиоративная, 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2]-[.G72]" office:value-type="float" office:value="0">
            <text:p>0</text:p>
          </table:table-cell>
        </table:table-row>
        <table:table-row table:style-name="ro1">
          <table:table-cell office:value-type="string">
            <text:p>34-31-01-01</text:p>
          </table:table-cell>
          <table:table-cell office:value-type="string">
            <text:p>403440, Волгоградская обл., г. Серафимович, ул. Советская, 4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3]-[.G73]" office:value-type="float" office:value="-1">
            <text:p>-1</text:p>
          </table:table-cell>
        </table:table-row>
        <table:table-row table:style-name="ro1">
          <table:table-cell office:value-type="string">
            <text:p>34-31-04-01</text:p>
          </table:table-cell>
          <table:table-cell office:value-type="string">
            <text:p>403441, Волгоградская обл., г. Серафимович, ул. Октябрьская, 6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4]-[.G74]" office:value-type="float" office:value="0">
            <text:p>0</text:p>
          </table:table-cell>
        </table:table-row>
        <table:table-row table:style-name="ro1">
          <table:table-cell office:value-type="string">
            <text:p>34-31-15-01</text:p>
          </table:table-cell>
          <table:table-cell office:value-type="string">
            <text:p>403440, Волгоградская обл., г. Серафимович, ул. Октябрьская, 7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5]-[.G75]" office:value-type="float" office:value="0">
            <text:p>0</text:p>
          </table:table-cell>
        </table:table-row>
        <table:table-row table:style-name="ro1">
          <table:table-cell office:value-type="string">
            <text:p>34-32-04-01</text:p>
          </table:table-cell>
          <table:table-cell office:value-type="string">
            <text:p>404143, Волгоградская обл., п. Средняя Ахтуба, ул. Партизанская, 5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6]-[.G76]" office:value-type="float" office:value="-1">
            <text:p>-1</text:p>
          </table:table-cell>
        </table:table-row>
        <table:table-row table:style-name="ro1">
          <table:table-cell office:value-type="string">
            <text:p>34-32-15-01</text:p>
          </table:table-cell>
          <table:table-cell office:value-type="string">
            <text:p>404149, Волгоградская обл., п. Средняя Ахтуба, ул. Воровского, 12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77]-[.G77]" office:value-type="float" office:value="0">
            <text:p>0</text:p>
          </table:table-cell>
        </table:table-row>
        <table:table-row table:style-name="ro1">
          <table:table-cell office:value-type="string">
            <text:p>34-33-04-01</text:p>
          </table:table-cell>
          <table:table-cell office:value-type="string">
            <text:p>404210, Волгоградская обл., с. Старая Полтава, ул. Октябрьская, 43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78]-[.G78]" office:value-type="float" office:value="0">
            <text:p>0</text:p>
          </table:table-cell>
        </table:table-row>
        <table:table-row table:style-name="ro1">
          <table:table-cell office:value-type="string">
            <text:p>34-33-05-01</text:p>
          </table:table-cell>
          <table:table-cell office:value-type="string">
            <text:p>404210, Волгоградская обл., с. Старая Полтава, ул. Победы, 53/1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9]-[.G79]" office:value-type="float" office:value="-1">
            <text:p>-1</text:p>
          </table:table-cell>
        </table:table-row>
        <table:table-row table:style-name="ro1">
          <table:table-cell office:value-type="string">
            <text:p>34-34-05-01</text:p>
          </table:table-cell>
          <table:table-cell office:value-type="string">
            <text:p>404450, Волгоградская обл., Суровикинский р-н, х. Новомаксимовский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80]-[.G80]" office:value-type="float" office:value="0">
            <text:p>0</text:p>
          </table:table-cell>
        </table:table-row>
        <table:table-row table:style-name="ro1">
          <table:table-cell office:value-type="string">
            <text:p>34-34-08-01</text:p>
          </table:table-cell>
          <table:table-cell office:value-type="string">
            <text:p>404446, Волгоградская обл., Суровикинский р-н, п. Нижний Чир, ул. К.Панчишкиной, 15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81]-[.G81]" office:value-type="float" office:value="1">
            <text:p>1</text:p>
          </table:table-cell>
        </table:table-row>
        <table:table-row table:style-name="ro1">
          <table:table-cell office:value-type="string">
            <text:p>34-35-07-01</text:p>
          </table:table-cell>
          <table:table-cell office:value-type="string">
            <text:p>403117, Волгоградская обл., г. Урюпинск, ул. Пушкина, 50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82]-[.G82]" office:value-type="float" office:value="1">
            <text:p>1</text:p>
          </table:table-cell>
        </table:table-row>
        <table:table-row table:style-name="ro1">
          <table:table-cell office:value-type="string">
            <text:p>34-35-08-01</text:p>
          </table:table-cell>
          <table:table-cell office:value-type="string">
            <text:p>403120, Волгоградская обл., г. Урюпинск, ул. 50 лет Победы, 5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83]-[.G83]" office:value-type="float" office:value="0">
            <text:p>0</text:p>
          </table:table-cell>
        </table:table-row>
        <table:table-row table:style-name="ro1">
          <table:table-cell office:value-type="string">
            <text:p>34-36-08-01</text:p>
          </table:table-cell>
          <table:table-cell office:value-type="string">
            <text:p>403141, Волгоградская обл., Урюпинский р-н, х. Тепикинский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4]-[.G84]" office:value-type="float" office:value="1">
            <text:p>1</text:p>
          </table:table-cell>
        </table:table-row>
        <table:table-row table:style-name="ro1">
          <table:table-cell office:value-type="string">
            <text:p>34-37-05-01</text:p>
          </table:table-cell>
          <table:table-cell office:value-type="string">
            <text:p>403500, Волгоградская обл., г. Фролово, ул. Советская, 5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85]-[.G85]" office:value-type="float" office:value="0">
            <text:p>0</text:p>
          </table:table-cell>
        </table:table-row>
        <table:table-row table:style-name="ro1">
          <table:table-cell office:value-type="string">
            <text:p>34-38-01-01</text:p>
          </table:table-cell>
          <table:table-cell office:value-type="string">
            <text:p>403520, Волгоградская обл., Фроловский р-н, х. Ветютнев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table:formula="of:=[.F86]-[.G86]" office:value-type="float" office:value="0">
            <text:p>0</text:p>
          </table:table-cell>
        </table:table-row>
        <table:table-row table:style-name="ro1">
          <table:table-cell office:value-type="string">
            <text:p>34-39-05-01</text:p>
          </table:table-cell>
          <table:table-cell office:value-type="string">
            <text:p>404400, Волгоградская обл., Чернышковский р-н, х. Тормосин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table:formula="of:=[.F87]-[.G87]" office:value-type="float" office:value="0">
            <text:p>0</text:p>
          </table:table-cell>
        </table:table-row>
        <table:table-row table:style-name="ro1">
          <table:table-cell office:value-type="string">
            <text:p>34-39-08-01</text:p>
          </table:table-cell>
          <table:table-cell office:value-type="string">
            <text:p>404403, Волгоградская обл., Чернышковский р-н, х. Тормосин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НЯК</text:p>
          </table:table-cell>
          <table:table-cell table:number-columns-repeated="2" office:value-type="float" office:value="1">
            <text:p>1</text:p>
          </table:table-cell>
          <table:table-cell table:formula="of:=[.F88]-[.G88]" office:value-type="float" office:value="0">
            <text:p>0</text:p>
          </table:table-cell>
        </table:table-row>
        <table:table-row table:style-name="ro3">
          <table:table-cell table:number-columns-repeated="5"/>
          <table:table-cell table:formula="of:=SUM([.F2:.F88])" office:value-type="float" office:value="143">
            <text:p>143</text:p>
          </table:table-cell>
          <table:table-cell table:formula="of:=SUM([.G2:.G88])" office:value-type="float" office:value="173">
            <text:p>173</text:p>
          </table:table-cell>
          <table:table-cell table:formula="of:=SUM([.H2:.H88])" office:value-type="float" office:value="-30">
            <text:p>-30</text:p>
          </table:table-cell>
        </table:table-row>
        <table:table-row table:style-name="ro3" table:number-rows-repeated="104848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краснодар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ADDRESS</text:p>
          </table:table-cell>
          <table:table-cell office:value-type="string">
            <text:p>OSM</text:p>
          </table:table-cell>
          <table:table-cell office:value-type="string">
            <text:p>YANDEX</text:p>
          </table:table-cell>
          <table:table-cell/>
          <table:table-cell office:value-type="string">
            <text:p>OSM_VAL</text:p>
          </table:table-cell>
          <table:table-cell office:value-type="string">
            <text:p>YA_VAL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string">
            <text:p>23-01-01-01</text:p>
          </table:table-cell>
          <table:table-cell office:value-type="string">
            <text:p>353300, Краснодарский край, Абинский р-н, п. Ахтырский, ул. Мира, 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]-[.G2]" office:value-type="float" office:value="0">
            <text:p>0</text:p>
          </table:table-cell>
        </table:table-row>
        <table:table-row table:style-name="ro1">
          <table:table-cell office:value-type="string">
            <text:p>23-01-05-01</text:p>
          </table:table-cell>
          <table:table-cell office:value-type="string">
            <text:p>353307, Краснодарский край, Абинский р-н, ст. Холмская, ул. Школьная, 5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3]-[.G3]" office:value-type="float" office:value="2">
            <text:p>2</text:p>
          </table:table-cell>
        </table:table-row>
        <table:table-row table:style-name="ro1">
          <table:table-cell office:value-type="string">
            <text:p>23-01-05-02</text:p>
          </table:table-cell>
          <table:table-cell office:value-type="string">
            <text:p>353311, Краснодарский край, Абинский р-н, ст. Мингрельская, ул. Гагарина, 49 <text:s text:c="8"/>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]-[.G4]" office:value-type="float" office:value="-1">
            <text:p>-1</text:p>
          </table:table-cell>
        </table:table-row>
        <table:table-row table:style-name="ro1">
          <table:table-cell office:value-type="string">
            <text:p>23-01-05-03</text:p>
          </table:table-cell>
          <table:table-cell office:value-type="string">
            <text:p>353316, Краснодарский край, Абинский р-н, х. Екатериновский, ул. Фрунзе, 26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5]-[.G5]" office:value-type="float" office:value="-1">
            <text:p>-1</text:p>
          </table:table-cell>
        </table:table-row>
        <table:table-row table:style-name="ro1">
          <table:table-cell office:value-type="string">
            <text:p>23-01-07-01</text:p>
          </table:table-cell>
          <table:table-cell office:value-type="string">
            <text:p>353320, Краснодарский край, г. Абинск ул. Советов, 18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]-[.G6]" office:value-type="float" office:value="-1">
            <text:p>-1</text:p>
          </table:table-cell>
        </table:table-row>
        <table:table-row table:style-name="ro1">
          <table:table-cell office:value-type="string">
            <text:p>23-03-07-01</text:p>
          </table:table-cell>
          <table:table-cell office:value-type="string">
            <text:p>353422, Краснодарский край, Анапский р-н, п. Суворово-Черкесский, ул. Пушкина, 2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7]-[.G7]" office:value-type="float" office:value="-2">
            <text:p>-2</text:p>
          </table:table-cell>
        </table:table-row>
        <table:table-row table:style-name="ro1">
          <table:table-cell office:value-type="string">
            <text:p>23-03-08-01</text:p>
          </table:table-cell>
          <table:table-cell office:value-type="string">
            <text:p>353422, Краснодарский край, Анапский р-н, п. Виноградный, ул. Гагарина, 9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8]-[.G8]" office:value-type="float" office:value="-1">
            <text:p>-1</text:p>
          </table:table-cell>
        </table:table-row>
        <table:table-row table:style-name="ro1">
          <table:table-cell office:value-type="string">
            <text:p>23-04-01-01</text:p>
          </table:table-cell>
          <table:table-cell office:value-type="string">
            <text:p>352690, Краснодарский край, г. Апшеронск, ул. Заводская, 5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]-[.G9]" office:value-type="float" office:value="0">
            <text:p>0</text:p>
          </table:table-cell>
        </table:table-row>
        <table:table-row table:style-name="ro1">
          <table:table-cell office:value-type="string">
            <text:p>23-04-04-01</text:p>
          </table:table-cell>
          <table:table-cell office:value-type="string">
            <text:p>352690, Краснодарский край, г. Апшеронск, ул. Комсомольская, 150а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0]-[.G10]" office:value-type="float" office:value="1">
            <text:p>1</text:p>
          </table:table-cell>
        </table:table-row>
        <table:table-row table:style-name="ro1">
          <table:table-cell office:value-type="string">
            <text:p>23-05-01-01</text:p>
          </table:table-cell>
          <table:table-cell office:value-type="string">
            <text:p>352905, Краснодарский край, г. Армавир, ул. Тургенева, 12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1]-[.G11]" office:value-type="float" office:value="-1">
            <text:p>-1</text:p>
          </table:table-cell>
        </table:table-row>
        <table:table-row table:style-name="ro1">
          <table:table-cell office:value-type="string">
            <text:p>23-05-03-01</text:p>
          </table:table-cell>
          <table:table-cell office:value-type="string">
            <text:p>352930, Краснодарский край, г. Армавир, ул. Азовская, 34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2]-[.G12]" office:value-type="float" office:value="0">
            <text:p>0</text:p>
          </table:table-cell>
        </table:table-row>
        <table:table-row table:style-name="ro1">
          <table:table-cell office:value-type="string">
            <text:p>23-05-05-01</text:p>
          </table:table-cell>
          <table:table-cell office:value-type="string">
            <text:p>352924, Краснодарский край, г. Армавир, ул. Пионерская, 5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3]-[.G13]" office:value-type="float" office:value="0">
            <text:p>0</text:p>
          </table:table-cell>
        </table:table-row>
        <table:table-row table:style-name="ro1">
          <table:table-cell office:value-type="string">
            <text:p>23-05-07-01</text:p>
          </table:table-cell>
          <table:table-cell office:value-type="string">
            <text:p>352900, Краснодарский край, г. Армавир, ул. Новороссийская, 102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4]-[.G14]" office:value-type="float" office:value="1">
            <text:p>1</text:p>
          </table:table-cell>
        </table:table-row>
        <table:table-row table:style-name="ro1">
          <table:table-cell office:value-type="string">
            <text:p>23-05-10-01</text:p>
          </table:table-cell>
          <table:table-cell office:value-type="string">
            <text:p>352900, Краснодарский край, г. Армавир, ул. Советской Армии, 17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5]-[.G15]" office:value-type="float" office:value="0">
            <text:p>0</text:p>
          </table:table-cell>
        </table:table-row>
        <table:table-row table:style-name="ro1">
          <table:table-cell office:value-type="string">
            <text:p>23-05-11-01</text:p>
          </table:table-cell>
          <table:table-cell office:value-type="string">
            <text:p>352900, Краснодарский край, г. Армавир, ул. Лавриненко, 5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16]-[.G16]" office:value-type="float" office:value="0">
            <text:p>0</text:p>
          </table:table-cell>
        </table:table-row>
        <table:table-row table:style-name="ro1">
          <table:table-cell office:value-type="string">
            <text:p>23-07-04-01</text:p>
          </table:table-cell>
          <table:table-cell office:value-type="string">
            <text:p>352630, Краснодарский край, г. Белореченск, ул. Интернациональная, 4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7]-[.G17]" office:value-type="float" office:value="0">
            <text:p>0</text:p>
          </table:table-cell>
        </table:table-row>
        <table:table-row table:style-name="ro1">
          <table:table-cell office:value-type="string">
            <text:p>23-07-08-01</text:p>
          </table:table-cell>
          <table:table-cell office:value-type="string">
            <text:p>352600, Краснодарский край, г. Белореченск, с. Великовечное, ул. Почтовая, 46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8]-[.G18]" office:value-type="float" office:value="1">
            <text:p>1</text:p>
          </table:table-cell>
        </table:table-row>
        <table:table-row table:style-name="ro1">
          <table:table-cell office:value-type="string">
            <text:p>23-09-01-01</text:p>
          </table:table-cell>
          <table:table-cell office:value-type="string">
            <text:p>352750, Краснодарский край, ст. Брюховецкая, ул. О. Кошевого, 64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9]-[.G19]" office:value-type="float" office:value="1">
            <text:p>1</text:p>
          </table:table-cell>
        </table:table-row>
        <table:table-row table:style-name="ro1">
          <table:table-cell office:value-type="string">
            <text:p>23-09-04-01</text:p>
          </table:table-cell>
          <table:table-cell office:value-type="string">
            <text:p>352750, Краснодарский край, ст. Брюховецкая, ул. Пролетарская, 342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20]-[.G20]" office:value-type="float" office:value="1">
            <text:p>1</text:p>
          </table:table-cell>
        </table:table-row>
        <table:table-row table:style-name="ro1">
          <table:table-cell office:value-type="string">
            <text:p>23-10-05-01</text:p>
          </table:table-cell>
          <table:table-cell office:value-type="string">
            <text:p><text:s/>353132, Краснодарский край, Выселковский р-н, ст. Березанская, ул. Пушкина, 2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1]-[.G21]" office:value-type="float" office:value="0">
            <text:p>0</text:p>
          </table:table-cell>
        </table:table-row>
        <table:table-row table:style-name="ro1">
          <table:table-cell office:value-type="string">
            <text:p>23-10-08-01</text:p>
          </table:table-cell>
          <table:table-cell office:value-type="string">
            <text:p>353143, Краснодарский край, Выселковский р-н, ст. Березанская, ул. Пионерская 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2]-[.G22]" office:value-type="float" office:value="0">
            <text:p>0</text:p>
          </table:table-cell>
        </table:table-row>
        <table:table-row table:style-name="ro1">
          <table:table-cell office:value-type="string">
            <text:p>23-12-01-01</text:p>
          </table:table-cell>
          <table:table-cell office:value-type="string">
            <text:p>35329, Краснодарский край, ст. Имеретинская</text:p>
          </table:table-cell>
          <table:table-cell office:value-type="string">
            <text:p>до наспункта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3]-[.G23]" office:value-type="float" office:value="1">
            <text:p>1</text:p>
          </table:table-cell>
        </table:table-row>
        <table:table-row table:style-name="ro1">
          <table:table-cell office:value-type="string">
            <text:p>23-13-05-01</text:p>
          </table:table-cell>
          <table:table-cell office:value-type="string">
            <text:p>352192, Краснодарский край, г. Гулькевичи, ул. Волгодонская, 9 </text:p>
          </table:table-cell>
          <table:table-cell office:value-type="string">
            <text:p>до улицы</text:p>
          </table:table-cell>
          <table:table-cell office:value-type="string">
            <text:p>до город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24]-[.G24]" office:value-type="float" office:value="1">
            <text:p>1</text:p>
          </table:table-cell>
        </table:table-row>
        <table:table-row table:style-name="ro1">
          <table:table-cell office:value-type="string">
            <text:p>23-13-05-02</text:p>
          </table:table-cell>
          <table:table-cell office:value-type="string">
            <text:p>352192, Краснодарский край, г. Гулькевичи, ул. Энергетиков, 29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5]-[.G25]" office:value-type="float" office:value="0">
            <text:p>0</text:p>
          </table:table-cell>
        </table:table-row>
        <table:table-row table:style-name="ro1">
          <table:table-cell office:value-type="string">
            <text:p>23-13-08-01</text:p>
          </table:table-cell>
          <table:table-cell office:value-type="string">
            <text:p>352165, Краснодарский край, Гулькевичский р-н, с. Новоукраинское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26]-[.G26]" office:value-type="float" office:value="0">
            <text:p>0</text:p>
          </table:table-cell>
        </table:table-row>
        <table:table-row table:style-name="ro1">
          <table:table-cell office:value-type="string">
            <text:p>23-14-04-01</text:p>
          </table:table-cell>
          <table:table-cell office:value-type="string">
            <text:p>353200, Краснодарский край, ст. Динская, ул. Жлобы, 28а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27]-[.G27]" office:value-type="float" office:value="1">
            <text:p>1</text:p>
          </table:table-cell>
        </table:table-row>
        <table:table-row table:style-name="ro1">
          <table:table-cell office:value-type="string">
            <text:p>23-15-01-01</text:p>
          </table:table-cell>
          <table:table-cell office:value-type="string">
            <text:p>353660, Краснодарский край, г. Ейск, ул. Хмельницковго, 10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28]-[.G28]" office:value-type="float" office:value="-1">
            <text:p>-1</text:p>
          </table:table-cell>
        </table:table-row>
        <table:table-row table:style-name="ro1">
          <table:table-cell office:value-type="string">
            <text:p>23-15-02-01</text:p>
          </table:table-cell>
          <table:table-cell office:value-type="string">
            <text:p>353660, Краснодарский край, г. Ейск, ул. Центральная, 2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29]-[.G29]" office:value-type="float" office:value="0">
            <text:p>0</text:p>
          </table:table-cell>
        </table:table-row>
        <table:table-row table:style-name="ro1">
          <table:table-cell office:value-type="string">
            <text:p>23-15-03-01</text:p>
          </table:table-cell>
          <table:table-cell office:value-type="string">
            <text:p>353660, Краснодарский край, г. Ейск, ул. Баррикадная, <text:s/>41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30]-[.G30]" office:value-type="float" office:value="0">
            <text:p>0</text:p>
          </table:table-cell>
        </table:table-row>
        <table:table-row table:style-name="ro1">
          <table:table-cell office:value-type="string">
            <text:p>23-15-05-01</text:p>
          </table:table-cell>
          <table:table-cell office:value-type="string">
            <text:p>353680, Краснодарский край, г. Ейск, ул. Карла-Либкнехта, 265а <text:s/>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1]-[.G31]" office:value-type="float" office:value="-1">
            <text:p>-1</text:p>
          </table:table-cell>
        </table:table-row>
        <table:table-row table:style-name="ro1">
          <table:table-cell office:value-type="string">
            <text:p>23-15-07-01</text:p>
          </table:table-cell>
          <table:table-cell office:value-type="string">
            <text:p>353660, Краснодарский край, г. Ейск, ул. Коммунистическая, <text:s/>6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32]-[.G32]" office:value-type="float" office:value="0">
            <text:p>0</text:p>
          </table:table-cell>
        </table:table-row>
        <table:table-row table:style-name="ro1">
          <table:table-cell office:value-type="string">
            <text:p>23-15-07-02</text:p>
          </table:table-cell>
          <table:table-cell office:value-type="string">
            <text:p>353688, Краснодарский край, г. Ейск, ул. Плеханова, 15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33]-[.G33]" office:value-type="float" office:value="0">
            <text:p>0</text:p>
          </table:table-cell>
        </table:table-row>
        <table:table-row table:style-name="ro1">
          <table:table-cell office:value-type="string">
            <text:p>23-15-08-01</text:p>
          </table:table-cell>
          <table:table-cell office:value-type="string">
            <text:p>353660, Краснодарский край, г. Ейск, ул.Советов, 103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4]-[.G34]" office:value-type="float" office:value="-1">
            <text:p>-1</text:p>
          </table:table-cell>
        </table:table-row>
        <table:table-row table:style-name="ro1">
          <table:table-cell office:value-type="string">
            <text:p>23-15-10-01</text:p>
          </table:table-cell>
          <table:table-cell office:value-type="string">
            <text:p>353660, Краснодарский край, г. Ейск, ул. Б.Хмельницкого, 102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35]-[.G35]" office:value-type="float" office:value="-1">
            <text:p>-1</text:p>
          </table:table-cell>
        </table:table-row>
        <table:table-row table:style-name="ro1">
          <table:table-cell office:value-type="string">
            <text:p>23-16-01-01</text:p>
          </table:table-cell>
          <table:table-cell office:value-type="string">
            <text:p>353650, Краснодарский край, Ейский р-н, ст. Камышеватская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6]-[.G36]" office:value-type="float" office:value="1">
            <text:p>1</text:p>
          </table:table-cell>
        </table:table-row>
        <table:table-row table:style-name="ro1">
          <table:table-cell office:value-type="string">
            <text:p>23-16-04-01</text:p>
          </table:table-cell>
          <table:table-cell office:value-type="string">
            <text:p>353650, Краснодарский край, Ейский р-н, ст. Камышеватская, ул. Комсомольская, 2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37]-[.G37]" office:value-type="float" office:value="0">
            <text:p>0</text:p>
          </table:table-cell>
        </table:table-row>
        <table:table-row table:style-name="ro1">
          <table:table-cell office:value-type="string">
            <text:p>23-17-07-01</text:p>
          </table:table-cell>
          <table:table-cell office:value-type="string">
            <text:p>Краснодарский край, ст.Казанская, ул. Ленина 12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38]-[.G38]" office:value-type="float" office:value="1">
            <text:p>1</text:p>
          </table:table-cell>
        </table:table-row>
        <table:table-row table:style-name="ro3">
          <table:table-cell office:value-type="string">
            <text:p>23-17-07-02</text:p>
          </table:table-cell>
          <table:table-cell office:value-type="string">
            <text:p>352147, Краснодарский край, ст. Казанская, ул. Красная, 239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39]-[.G39]" office:value-type="float" office:value="1">
            <text:p>1</text:p>
          </table:table-cell>
        </table:table-row>
        <table:table-row table:style-name="ro1">
          <table:table-cell office:value-type="string">
            <text:p>23-17-07-03</text:p>
          </table:table-cell>
          <table:table-cell office:value-type="string">
            <text:p>353780, Краснодарский край, ст.Калининская, ул. Ленина, 146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0]-[.G40]" office:value-type="float" office:value="0">
            <text:p>0</text:p>
          </table:table-cell>
        </table:table-row>
        <table:table-row table:style-name="ro1">
          <table:table-cell office:value-type="string">
            <text:p>23-18-05-01</text:p>
          </table:table-cell>
          <table:table-cell office:value-type="string">
            <text:p>353784, Краснодарский край, Калининский р-н, ст. Новониколаевская, ул. Ленина, 14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1]-[.G41]" office:value-type="float" office:value="0">
            <text:p>0</text:p>
          </table:table-cell>
        </table:table-row>
        <table:table-row table:style-name="ro1">
          <table:table-cell office:value-type="string">
            <text:p>23-19-01-01</text:p>
          </table:table-cell>
          <table:table-cell office:value-type="string">
            <text:p>353700, Краснодарский край, Каневский р-н, п. Кубанская степь, ул. Центральная, 51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42]-[.G42]" office:value-type="float" office:value="1">
            <text:p>1</text:p>
          </table:table-cell>
        </table:table-row>
        <table:table-row table:style-name="ro1">
          <table:table-cell office:value-type="string">
            <text:p>23-19-04-01</text:p>
          </table:table-cell>
          <table:table-cell office:value-type="string">
            <text:p>353700, Краснодарский край, Каневский р-н, ст. Новоминская, ул. Космонавтов, 7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43]-[.G43]" office:value-type="float" office:value="0">
            <text:p>0</text:p>
          </table:table-cell>
        </table:table-row>
        <table:table-row table:style-name="ro1">
          <table:table-cell office:value-type="string">
            <text:p>23-21-05-01</text:p>
          </table:table-cell>
          <table:table-cell office:value-type="string">
            <text:p>353800, Краснодарский край, Красноармейский р-н, ст. Полтавская, ул. Комсомольская, 29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44]-[.G44]" office:value-type="float" office:value="1">
            <text:p>1</text:p>
          </table:table-cell>
        </table:table-row>
        <table:table-row table:style-name="ro1">
          <table:table-cell office:value-type="string">
            <text:p>23-21-07-01</text:p>
          </table:table-cell>
          <table:table-cell office:value-type="string">
            <text:p>353770, Краснодарский край, Красноармейский р-н, ст. Полтавская, ул. Жлобы, 78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45]-[.G45]" office:value-type="float" office:value="1">
            <text:p>1</text:p>
          </table:table-cell>
        </table:table-row>
        <table:table-row table:style-name="ro1">
          <table:table-cell office:value-type="string">
            <text:p>23-22-01-01</text:p>
          </table:table-cell>
          <table:table-cell office:value-type="string">
            <text:p>350108, Краснодар, ст. Старокорсунская, ул. Красная, 2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46]-[.G46]" office:value-type="float" office:value="0">
            <text:p>0</text:p>
          </table:table-cell>
        </table:table-row>
        <table:table-row table:style-name="ro3">
          <table:table-cell office:value-type="string">
            <text:p>23-22-02-01</text:p>
          </table:table-cell>
          <table:table-cell office:value-type="string">
            <text:p>350000, Краснодар, ул. Ставропольская, 155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47]-[.G47]" office:value-type="float" office:value="-1">
            <text:p>-1</text:p>
          </table:table-cell>
        </table:table-row>
        <table:table-row table:style-name="ro3">
          <table:table-cell office:value-type="string">
            <text:p>23-22-05-01</text:p>
          </table:table-cell>
          <table:table-cell office:value-type="string">
            <text:p><text:s/>350049, Краснодар, ул. Гагарина, 186 <text:s/>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48]-[.G48]" office:value-type="float" office:value="0">
            <text:p>0</text:p>
          </table:table-cell>
        </table:table-row>
        <table:table-row table:style-name="ro1">
          <table:table-cell office:value-type="string">
            <text:p>23-22-07-01</text:p>
          </table:table-cell>
          <table:table-cell office:value-type="string">
            <text:p>350102, Краснодар, ст. Елизаветинская, ул. Славянская, 65</text:p>
          </table:table-cell>
          <table:table-cell office:value-type="string">
            <text:p>до дом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49]-[.G49]" office:value-type="float" office:value="2">
            <text:p>2</text:p>
          </table:table-cell>
        </table:table-row>
        <table:table-row table:style-name="ro3">
          <table:table-cell office:value-type="string">
            <text:p>23-22-07-02</text:p>
          </table:table-cell>
          <table:table-cell office:value-type="string">
            <text:p>350058, Краснодар, ул. Почтовая, 8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50]-[.G50]" office:value-type="float" office:value="0">
            <text:p>0</text:p>
          </table:table-cell>
        </table:table-row>
        <table:table-row table:style-name="ro1">
          <table:table-cell office:value-type="string">
            <text:p>23-22-09-01</text:p>
          </table:table-cell>
          <table:table-cell office:value-type="string">
            <text:p>350062, Краснодар, ул. Полуяна, 20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51]-[.G51]" office:value-type="float" office:value="1">
            <text:p>1</text:p>
          </table:table-cell>
        </table:table-row>
        <table:table-row table:style-name="ro1">
          <table:table-cell office:value-type="string">
            <text:p>23-22-10-01</text:p>
          </table:table-cell>
          <table:table-cell office:value-type="string">
            <text:p>350102, Краснодар, ГМР, Мачуги ул., 8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НЯК</text:p>
          </table:table-cell>
          <table:table-cell table:number-columns-repeated="2" office:value-type="float" office:value="3">
            <text:p>3</text:p>
          </table:table-cell>
          <table:table-cell table:formula="of:=[.F52]-[.G52]" office:value-type="float" office:value="0">
            <text:p>0</text:p>
          </table:table-cell>
        </table:table-row>
        <table:table-row table:style-name="ro1">
          <table:table-cell office:value-type="string">
            <text:p>23-22-12-01</text:p>
          </table:table-cell>
          <table:table-cell office:value-type="string">
            <text:p>350102, Краснодар, ст. Елизаветинская, ул. Ленина, 276</text:p>
          </table:table-cell>
          <table:table-cell office:value-type="string">
            <text:p>до дом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53]-[.G53]" office:value-type="float" office:value="2">
            <text:p>2</text:p>
          </table:table-cell>
        </table:table-row>
        <table:table-row table:style-name="ro3">
          <table:table-cell office:value-type="string">
            <text:p>23-22-15-01</text:p>
          </table:table-cell>
          <table:table-cell office:value-type="string">
            <text:p>350002, Краснодар, ул. Кузнечная, 167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54]-[.G54]" office:value-type="float" office:value="0">
            <text:p>0</text:p>
          </table:table-cell>
        </table:table-row>
        <table:table-row table:style-name="ro1">
          <table:table-cell office:value-type="string">
            <text:p>23-23-03-01</text:p>
          </table:table-cell>
          <table:table-cell office:value-type="string">
            <text:p>352396, Краснодарский край, г. Кропоткин, ул. Журавлиная, 10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55]-[.G55]" office:value-type="float" office:value="1">
            <text:p>1</text:p>
          </table:table-cell>
        </table:table-row>
        <table:table-row table:style-name="ro1">
          <table:table-cell office:value-type="string">
            <text:p>23-23-05-01</text:p>
          </table:table-cell>
          <table:table-cell office:value-type="string">
            <text:p>352396, Краснодарский край, г. Кропоткин, ул. Журавлиная, 3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6]-[.G56]" office:value-type="float" office:value="0">
            <text:p>0</text:p>
          </table:table-cell>
        </table:table-row>
        <table:table-row table:style-name="ro1">
          <table:table-cell office:value-type="string">
            <text:p>23-23-08-01</text:p>
          </table:table-cell>
          <table:table-cell office:value-type="string">
            <text:p>352396, Краснодарский край, г. Кропоткин, ул. Журавлиная 8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57]-[.G57]" office:value-type="float" office:value="0">
            <text:p>0</text:p>
          </table:table-cell>
        </table:table-row>
        <table:table-row table:style-name="ro1">
          <table:table-cell office:value-type="string">
            <text:p>23-24-07-01</text:p>
          </table:table-cell>
          <table:table-cell office:value-type="string">
            <text:p>352080, Краснодарский край, ст. Крыловская , ул. Октябрьская <text:s/>106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58]-[.G58]" office:value-type="float" office:value="1">
            <text:p>1</text:p>
          </table:table-cell>
        </table:table-row>
        <table:table-row table:style-name="ro1">
          <table:table-cell office:value-type="string">
            <text:p>23-25-05-01</text:p>
          </table:table-cell>
          <table:table-cell office:value-type="string">
            <text:p>353389, Краснодарский край, г. Крымск, ул. Школьная, 4 <text:s/></text:p>
          </table:table-cell>
          <table:table-cell office:value-type="string">
            <text:p>до дом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59]-[.G59]" office:value-type="float" office:value="2">
            <text:p>2</text:p>
          </table:table-cell>
        </table:table-row>
        <table:table-row table:style-name="ro1">
          <table:table-cell office:value-type="string">
            <text:p>23-25-08-01</text:p>
          </table:table-cell>
          <table:table-cell office:value-type="string">
            <text:p>353389, Краснодарский край, г. Крымск, ул. Коммунистическая, 28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60]-[.G60]" office:value-type="float" office:value="1">
            <text:p>1</text:p>
          </table:table-cell>
        </table:table-row>
        <table:table-row table:style-name="ro1">
          <table:table-cell office:value-type="string">
            <text:p>23-27-01-01</text:p>
          </table:table-cell>
          <table:table-cell office:value-type="string">
            <text:p>352415, Краснодарский край, Курганинский р-н, п. Первомайский 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61]-[.G61]" office:value-type="float" office:value="0">
            <text:p>0</text:p>
          </table:table-cell>
        </table:table-row>
        <table:table-row table:style-name="ro1">
          <table:table-cell office:value-type="string">
            <text:p>23-27-04-01</text:p>
          </table:table-cell>
          <table:table-cell office:value-type="string">
            <text:p>352421, Краснодарский край, г. Курганинск, п. Лучезарный, ул. Лучезарная, 4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2]-[.G62]" office:value-type="float" office:value="0">
            <text:p>0</text:p>
          </table:table-cell>
        </table:table-row>
        <table:table-row table:style-name="ro1">
          <table:table-cell office:value-type="string">
            <text:p>23-27-07-01</text:p>
          </table:table-cell>
          <table:table-cell office:value-type="string">
            <text:p>352422, Краснодарский край, <text:s/>Курганинский р-н, ст. Родниковская, ул.Октябрьская, 19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3]-[.G63]" office:value-type="float" office:value="-1">
            <text:p>-1</text:p>
          </table:table-cell>
        </table:table-row>
        <table:table-row table:style-name="ro1">
          <table:table-cell office:value-type="string">
            <text:p>23-27-07-02</text:p>
          </table:table-cell>
          <table:table-cell office:value-type="string">
            <text:p>352403, Краснодарский край, Курганинский р-н, ст. Темиргоевская, ул.Трудовая, 2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4]-[.G64]" office:value-type="float" office:value="1">
            <text:p>1</text:p>
          </table:table-cell>
        </table:table-row>
        <table:table-row table:style-name="ro1">
          <table:table-cell office:value-type="string">
            <text:p>23-28-05-01</text:p>
          </table:table-cell>
          <table:table-cell office:value-type="string">
            <text:p>352030, Краснодарский край, ст. Кущевская, ул. Тенистая, 2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65]-[.G65]" office:value-type="float" office:value="-1">
            <text:p>-1</text:p>
          </table:table-cell>
        </table:table-row>
        <table:table-row table:style-name="ro1">
          <table:table-cell office:value-type="string">
            <text:p>23-29-05-01</text:p>
          </table:table-cell>
          <table:table-cell office:value-type="string">
            <text:p>352500, Краснодарский край, г. Лабинск, ул. Союзная, 67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6]-[.G66]" office:value-type="float" office:value="0">
            <text:p>0</text:p>
          </table:table-cell>
        </table:table-row>
        <table:table-row table:style-name="ro1">
          <table:table-cell office:value-type="string">
            <text:p>23-29-05-02</text:p>
          </table:table-cell>
          <table:table-cell office:value-type="string">
            <text:p>352508, Краснодарский край, г. Лабинск, ул. Ленина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7]-[.G67]" office:value-type="float" office:value="-1">
            <text:p>-1</text:p>
          </table:table-cell>
        </table:table-row>
        <table:table-row table:style-name="ro1">
          <table:table-cell office:value-type="string">
            <text:p>23-30-01-01</text:p>
          </table:table-cell>
          <table:table-cell office:value-type="string">
            <text:p>352508, Краснодарский край, <text:s/>г. Лабинск, ул. Делегатская 9/1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68]-[.G68]" office:value-type="float" office:value="0">
            <text:p>0</text:p>
          </table:table-cell>
        </table:table-row>
        <table:table-row table:style-name="ro3">
          <table:table-cell office:value-type="string">
            <text:p>23-31-01-01</text:p>
          </table:table-cell>
          <table:table-cell office:value-type="string">
            <text:p>352771, Краснодарский край, ст. Ленинградская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69]-[.G69]" office:value-type="float" office:value="2">
            <text:p>2</text:p>
          </table:table-cell>
        </table:table-row>
        <table:table-row table:style-name="ro1">
          <table:table-cell office:value-type="string">
            <text:p>23-32-04-01</text:p>
          </table:table-cell>
          <table:table-cell office:value-type="string">
            <text:p>352571, Краснодарский край, п. Мостовский, ул. Боженко, 1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0]-[.G70]" office:value-type="float" office:value="-1">
            <text:p>-1</text:p>
          </table:table-cell>
        </table:table-row>
        <table:table-row table:style-name="ro1">
          <table:table-cell office:value-type="string">
            <text:p>23-32-07-01</text:p>
          </table:table-cell>
          <table:table-cell office:value-type="string">
            <text:p>352596, Краснодарский край, ст.Костромская, ул. В.И. Ленина, 22</text:p>
          </table:table-cell>
          <table:table-cell office:value-type="string">
            <text:p>до наспункта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1]-[.G71]" office:value-type="float" office:value="1">
            <text:p>1</text:p>
          </table:table-cell>
        </table:table-row>
        <table:table-row table:style-name="ro1">
          <table:table-cell office:value-type="string">
            <text:p>23-33-05-01</text:p>
          </table:table-cell>
          <table:table-cell office:value-type="string">
            <text:p>352218, Краснодарский край, Новокубанский р-н, п. Марьинский, ул. Мира, 19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72]-[.G72]" office:value-type="float" office:value="-1">
            <text:p>-1</text:p>
          </table:table-cell>
        </table:table-row>
        <table:table-row table:style-name="ro1">
          <table:table-cell office:value-type="string">
            <text:p>23-33-08-01</text:p>
          </table:table-cell>
          <table:table-cell office:value-type="string">
            <text:p>352211, Краснодарский край, Новокубанский р-н, с. Ковалевское ул. Первомайская, 66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73]-[.G73]" office:value-type="float" office:value="0">
            <text:p>0</text:p>
          </table:table-cell>
        </table:table-row>
        <table:table-row table:style-name="ro1">
          <table:table-cell office:value-type="string">
            <text:p>23-34-07-01</text:p>
          </table:table-cell>
          <table:table-cell office:value-type="string">
            <text:p>Краснодарский край, ст.Новопокровская, ул.Первомайская, 121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74]-[.G74]" office:value-type="float" office:value="2">
            <text:p>2</text:p>
          </table:table-cell>
        </table:table-row>
        <table:table-row table:style-name="ro1">
          <table:table-cell office:value-type="string">
            <text:p>23-35-01-01</text:p>
          </table:table-cell>
          <table:table-cell office:value-type="string">
            <text:p>353905, Краснодарский край, г. Новороссийск, ул. Энгельса, 68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5]-[.G75]" office:value-type="float" office:value="-1">
            <text:p>-1</text:p>
          </table:table-cell>
        </table:table-row>
        <table:table-row table:style-name="ro1">
          <table:table-cell office:value-type="string">
            <text:p>23-35-02-01</text:p>
          </table:table-cell>
          <table:table-cell office:value-type="string">
            <text:p>353900, Краснодарский край, г. Новороссийск, ул. Чайковского, 3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6]-[.G76]" office:value-type="float" office:value="-1">
            <text:p>-1</text:p>
          </table:table-cell>
        </table:table-row>
        <table:table-row table:style-name="ro1">
          <table:table-cell office:value-type="string">
            <text:p>23-35-04-01</text:p>
          </table:table-cell>
          <table:table-cell office:value-type="string">
            <text:p>353900, Краснодарский край, г. Новороссийск, ул. Коммунистическая, 44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7]-[.G77]" office:value-type="float" office:value="-1">
            <text:p>-1</text:p>
          </table:table-cell>
        </table:table-row>
        <table:table-row table:style-name="ro1">
          <table:table-cell office:value-type="string">
            <text:p>23-35-07-01</text:p>
          </table:table-cell>
          <table:table-cell office:value-type="string">
            <text:p>353900, Краснодарский край, г. Новороссийск, ул. Победы, 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78]-[.G78]" office:value-type="float" office:value="-1">
            <text:p>-1</text:p>
          </table:table-cell>
        </table:table-row>
        <table:table-row table:style-name="ro3">
          <table:table-cell office:value-type="string">
            <text:p>23-35-07-02</text:p>
          </table:table-cell>
          <table:table-cell office:value-type="string">
            <text:p>353900, Краснодарский край, Новороссийск, ул. Козлова, 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ЯК</text:p>
          </table:table-cell>
          <table:table-cell table:number-columns-repeated="2" office:value-type="float" office:value="2">
            <text:p>2</text:p>
          </table:table-cell>
          <table:table-cell table:formula="of:=[.F79]-[.G79]" office:value-type="float" office:value="0">
            <text:p>0</text:p>
          </table:table-cell>
        </table:table-row>
        <table:table-row table:style-name="ro1">
          <table:table-cell office:value-type="string">
            <text:p>23-35-07-03</text:p>
          </table:table-cell>
          <table:table-cell office:value-type="string">
            <text:p>353907, Краснодарский край, г. Новороссийск, ул. <text:s/>Козлова, 76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80]-[.G80]" office:value-type="float" office:value="-1">
            <text:p>-1</text:p>
          </table:table-cell>
        </table:table-row>
        <table:table-row table:style-name="ro1">
          <table:table-cell office:value-type="string">
            <text:p>23-36-01-01</text:p>
          </table:table-cell>
          <table:table-cell office:value-type="string">
            <text:p>352290, Краснодарский край, <text:s/>ст. Отрадная, ул. Пионерская, 73</text:p>
          </table:table-cell>
          <table:table-cell office:value-type="string">
            <text:p>до наспункта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1]-[.G81]" office:value-type="float" office:value="1">
            <text:p>1</text:p>
          </table:table-cell>
        </table:table-row>
        <table:table-row table:style-name="ro1">
          <table:table-cell office:value-type="string">
            <text:p>23-36-04-01</text:p>
          </table:table-cell>
          <table:table-cell office:value-type="string">
            <text:p>352251, Краснодарский край, Отрадненский р-н, ст. Попутная, ул. Красная, 63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2]-[.G82]" office:value-type="float" office:value="-1">
            <text:p>-1</text:p>
          </table:table-cell>
        </table:table-row>
        <table:table-row table:style-name="ro1">
          <table:table-cell office:value-type="string">
            <text:p>23-36-07-01</text:p>
          </table:table-cell>
          <table:table-cell office:value-type="string">
            <text:p>352281, Краснодарский край, Отрадненский р-н, ст. Спокойная, ул. Советская, 3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3]-[.G83]" office:value-type="float" office:value="-1">
            <text:p>-1</text:p>
          </table:table-cell>
        </table:table-row>
        <table:table-row table:style-name="ro1">
          <table:table-cell office:value-type="string">
            <text:p>23-36-08-01</text:p>
          </table:table-cell>
          <table:table-cell office:value-type="string">
            <text:p>352275, Краснодарский край, Отрадненский р-н, ст. Передовая, ул. Кошевого, 9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4]-[.G84]" office:value-type="float" office:value="1">
            <text:p>1</text:p>
          </table:table-cell>
        </table:table-row>
        <table:table-row table:style-name="ro1">
          <table:table-cell office:value-type="string">
            <text:p>23-37-05-01</text:p>
          </table:table-cell>
          <table:table-cell office:value-type="string">
            <text:p>352040, Краснодарский край, ст. Павловская, ул. Крупской, 241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85]-[.G85]" office:value-type="float" office:value="2">
            <text:p>2</text:p>
          </table:table-cell>
        </table:table-row>
        <table:table-row table:style-name="ro1">
          <table:table-cell office:value-type="string">
            <text:p>23-37-07-01</text:p>
          </table:table-cell>
          <table:table-cell office:value-type="string">
            <text:p>352070, Краснодарский край, Павловский р-н, ст. Новолеушковская, ул.Калинина, 27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6]-[.G86]" office:value-type="float" office:value="1">
            <text:p>1</text:p>
          </table:table-cell>
        </table:table-row>
        <table:table-row table:style-name="ro1">
          <table:table-cell office:value-type="string">
            <text:p>23-37-07-02</text:p>
          </table:table-cell>
          <table:table-cell office:value-type="string">
            <text:p>352054, Краснодарский край, <text:s/>Павловский р-н, ст. Старолеушковская, ул. Красная, 10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7]-[.G87]" office:value-type="float" office:value="-1">
            <text:p>-1</text:p>
          </table:table-cell>
        </table:table-row>
        <table:table-row table:style-name="ro1">
          <table:table-cell office:value-type="string">
            <text:p>23-38-01-01</text:p>
          </table:table-cell>
          <table:table-cell office:value-type="string">
            <text:p>353893, Краснодарский край, Приморско-Ахтарский р-н, х.Морозовский, ул.Молодежная, 2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88]-[.G88]" office:value-type="float" office:value="-1">
            <text:p>-1</text:p>
          </table:table-cell>
        </table:table-row>
        <table:table-row table:style-name="ro1">
          <table:table-cell office:value-type="string">
            <text:p>23-38-05-01</text:p>
          </table:table-cell>
          <table:table-cell office:value-type="string">
            <text:p>353862, Краснодарский край, г. Приморско-Ахтарск, ул. Казачья, 13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89]-[.G89]" office:value-type="float" office:value="1">
            <text:p>1</text:p>
          </table:table-cell>
        </table:table-row>
        <table:table-row table:style-name="ro1">
          <table:table-cell office:value-type="string">
            <text:p>23-38-08-01</text:p>
          </table:table-cell>
          <table:table-cell office:value-type="string">
            <text:p>353876, Краснодарский край, Приморско-Ахтарский р-н, ст.Бриньковская, ул. Карла Маркса, 33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0]-[.G90]" office:value-type="float" office:value="0">
            <text:p>0</text:p>
          </table:table-cell>
        </table:table-row>
        <table:table-row table:style-name="ro1">
          <table:table-cell office:value-type="string">
            <text:p>23-39-04-01</text:p>
          </table:table-cell>
          <table:table-cell office:value-type="string">
            <text:p>353265, Краснодарский край, Северский р-н, п. Черноморский, ул. Советская, 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1]-[.G91]" office:value-type="float" office:value="0">
            <text:p>0</text:p>
          </table:table-cell>
        </table:table-row>
        <table:table-row table:style-name="ro1">
          <table:table-cell office:value-type="string">
            <text:p>23-40-05-01</text:p>
          </table:table-cell>
          <table:table-cell office:value-type="string">
            <text:p>353560, Краснодарский край, г. Славянск-на-Кубани, ул. Батарейная, 396 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92]-[.G92]" office:value-type="float" office:value="-1">
            <text:p>-1</text:p>
          </table:table-cell>
        </table:table-row>
        <table:table-row table:style-name="ro1">
          <table:table-cell office:value-type="string">
            <text:p>23-42-02-01</text:p>
          </table:table-cell>
          <table:table-cell office:value-type="string">
            <text:p>354000, Краснодарский край, г. Сочи, ул. Вишнева, 48</text:p>
          </table:table-cell>
          <table:table-cell office:value-type="string">
            <text:p>до дома</text:p>
          </table:table-cell>
          <table:table-cell office:value-type="string">
            <text:p>до улицы</text:p>
          </table:table-cell>
          <table:table-cell office:value-type="string">
            <text:p>ЯК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93]-[.G93]" office:value-type="float" office:value="1">
            <text:p>1</text:p>
          </table:table-cell>
        </table:table-row>
        <table:table-row table:style-name="ro1">
          <table:table-cell office:value-type="string">
            <text:p>23-42-05-01</text:p>
          </table:table-cell>
          <table:table-cell office:value-type="string">
            <text:p>354202, Краснодарский край, г. Сочи-Л, п. Головинка, ул. Центральная, 80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94]-[.G94]" office:value-type="float" office:value="0">
            <text:p>0</text:p>
          </table:table-cell>
        </table:table-row>
        <table:table-row table:style-name="ro1">
          <table:table-cell office:value-type="string">
            <text:p>23-42-07-01</text:p>
          </table:table-cell>
          <table:table-cell office:value-type="string">
            <text:p>354000, Краснодарский край, г. Сочи, п. Кудепста, ул. Дарвина, 9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95]-[.G95]" office:value-type="float" office:value="0">
            <text:p>0</text:p>
          </table:table-cell>
        </table:table-row>
        <table:table-row table:style-name="ro1">
          <table:table-cell office:value-type="string">
            <text:p>23-42-15-01</text:p>
          </table:table-cell>
          <table:table-cell office:value-type="string">
            <text:p>354053, Краснодарский край, г. Сочи, ул. Плеханова, 42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96]-[.G96]" office:value-type="float" office:value="0">
            <text:p>0</text:p>
          </table:table-cell>
        </table:table-row>
        <table:table-row table:style-name="ro1">
          <table:table-cell office:value-type="string">
            <text:p>23-43-05-01</text:p>
          </table:table-cell>
          <table:table-cell office:value-type="string">
            <text:p><text:s/>353614, Краснодарский край, Староминский р-н, ст. Канеловская, ул. Пионерская, 36 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97]-[.G97]" office:value-type="float" office:value="-1">
            <text:p>-1</text:p>
          </table:table-cell>
        </table:table-row>
        <table:table-row table:style-name="ro1">
          <table:table-cell office:value-type="string">
            <text:p>23-43-08-01</text:p>
          </table:table-cell>
          <table:table-cell office:value-type="string">
            <text:p><text:s/>353600, Краснодарский край, Староминский р-н, ул. Пушкина, 150</text:p>
          </table:table-cell>
          <table:table-cell office:value-type="string">
            <text:p>до наспункта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98]-[.G98]" office:value-type="float" office:value="-2">
            <text:p>-2</text:p>
          </table:table-cell>
        </table:table-row>
        <table:table-row table:style-name="ro3">
          <table:table-cell office:value-type="string">
            <text:p>23-44-05-01</text:p>
          </table:table-cell>
          <table:table-cell office:value-type="string">
            <text:p>352360, Краснодарский край, ст. Тбилисская, ул. Тополиная, 2 </text:p>
          </table:table-cell>
          <table:table-cell office:value-type="string">
            <text:p>до улицы</text:p>
          </table:table-cell>
          <table:table-cell office:value-type="string">
            <text:p>до края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99]-[.G99]" office:value-type="float" office:value="2">
            <text:p>2</text:p>
          </table:table-cell>
        </table:table-row>
        <table:table-row table:style-name="ro1">
          <table:table-cell office:value-type="string">
            <text:p>23-45-05-01</text:p>
          </table:table-cell>
          <table:table-cell office:value-type="string">
            <text:p>353525, Краснодарский край, г. Темрюк, ул. Ленина, 20 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00]-[.G100]" office:value-type="float" office:value="1">
            <text:p>1</text:p>
          </table:table-cell>
        </table:table-row>
        <table:table-row table:style-name="ro1">
          <table:table-cell office:value-type="string">
            <text:p>23-45-07-01</text:p>
          </table:table-cell>
          <table:table-cell office:value-type="string">
            <text:p>353525, Краснодарский край, г. Темрюк, ул. Труда, 129</text:p>
          </table:table-cell>
          <table:table-cell office:value-type="string">
            <text:p>до улицы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01]-[.G101]" office:value-type="float" office:value="1">
            <text:p>1</text:p>
          </table:table-cell>
        </table:table-row>
        <table:table-row table:style-name="ro1">
          <table:table-cell office:value-type="string">
            <text:p>23-46-01-01</text:p>
          </table:table-cell>
          <table:table-cell office:value-type="string">
            <text:p>352720, Краснодарский край, Тимашевский р-н, ст. Медведовская, ул. Телеграфная, 1</text:p>
          </table:table-cell>
          <table:table-cell office:value-type="string">
            <text:p>до наспункта</text:p>
          </table:table-cell>
          <table:table-cell office:value-type="string">
            <text:p>до улицы</text:p>
          </table:table-cell>
          <table:table-cell office:value-type="string">
            <text:p>НЯ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102]-[.G102]" office:value-type="float" office:value="-1">
            <text:p>-1</text:p>
          </table:table-cell>
        </table:table-row>
        <table:table-row table:style-name="ro1">
          <table:table-cell office:value-type="string">
            <text:p>23-46-01-02</text:p>
          </table:table-cell>
          <table:table-cell office:value-type="string">
            <text:p>385020, Краснодарский край, Тимашевск, Медведовская ст., ул.Телеграфная, 1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103]-[.G103]" office:value-type="float" office:value="0">
            <text:p>0</text:p>
          </table:table-cell>
        </table:table-row>
        <table:table-row table:style-name="ro1">
          <table:table-cell office:value-type="string">
            <text:p>23-46-05-01</text:p>
          </table:table-cell>
          <table:table-cell office:value-type="string">
            <text:p><text:s/>352731, Краснодарский край, Тимашевский р-н, п. Советский, ул. Кирова, 44б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104]-[.G104]" office:value-type="float" office:value="0">
            <text:p>0</text:p>
          </table:table-cell>
        </table:table-row>
        <table:table-row table:style-name="ro1">
          <table:table-cell office:value-type="string">
            <text:p>23-46-08-01</text:p>
          </table:table-cell>
          <table:table-cell office:value-type="string">
            <text:p>352700, Краснодарский край, г. Тимашевск, ул. Красная, 2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5]-[.G105]" office:value-type="float" office:value="0">
            <text:p>0</text:p>
          </table:table-cell>
        </table:table-row>
        <table:table-row table:style-name="ro1">
          <table:table-cell office:value-type="string">
            <text:p>23-47-10-01</text:p>
          </table:table-cell>
          <table:table-cell office:value-type="string">
            <text:p>352120, Краснодарский край, г. Тихорецк, ул. Колхозная, 50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6]-[.G106]" office:value-type="float" office:value="0">
            <text:p>0</text:p>
          </table:table-cell>
        </table:table-row>
        <table:table-row table:style-name="ro1">
          <table:table-cell office:value-type="string">
            <text:p>23-48-01-01</text:p>
          </table:table-cell>
          <table:table-cell office:value-type="string">
            <text:p>352118, Краснодарский край, Тихорецкий р-н, ст. Архангельская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07]-[.G107]" office:value-type="float" office:value="2">
            <text:p>2</text:p>
          </table:table-cell>
        </table:table-row>
        <table:table-row table:style-name="ro1">
          <table:table-cell office:value-type="string">
            <text:p>23-48-01-02</text:p>
          </table:table-cell>
          <table:table-cell office:value-type="string">
            <text:p>353000, Краснодарский край, Тихорецкий р-н, с. Белая Глина, ул. Красная, 17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8]-[.G108]" office:value-type="float" office:value="0">
            <text:p>0</text:p>
          </table:table-cell>
        </table:table-row>
        <table:table-row table:style-name="ro1">
          <table:table-cell office:value-type="string">
            <text:p>23-48-04-01</text:p>
          </table:table-cell>
          <table:table-cell office:value-type="string">
            <text:p>352106, Краснодарский край, Тихорецкий р-н, ст. Новорождественская, ул. Красная, 19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09]-[.G109]" office:value-type="float" office:value="0">
            <text:p>0</text:p>
          </table:table-cell>
        </table:table-row>
        <table:table-row table:style-name="ro1">
          <table:table-cell office:value-type="string">
            <text:p>23-49-05-01</text:p>
          </table:table-cell>
          <table:table-cell office:value-type="string">
            <text:p>352800, Краснодарский край, г. Туапсе, ул. Карла Маркса, 35 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10]-[.G110]" office:value-type="float" office:value="0">
            <text:p>0</text:p>
          </table:table-cell>
        </table:table-row>
        <table:table-row table:style-name="ro1">
          <table:table-cell office:value-type="string">
            <text:p>23-49-07-01</text:p>
          </table:table-cell>
          <table:table-cell office:value-type="string">
            <text:p>352800, Краснодарский край, г. Туапсе, ул. Сочинская, 70</text:p>
          </table:table-cell>
          <table:table-cell table:number-columns-repeated="2" office:value-type="string">
            <text:p>до дома</text:p>
          </table:table-cell>
          <table:table-cell office:value-type="string">
            <text:p>ЯК</text:p>
          </table:table-cell>
          <table:table-cell table:number-columns-repeated="2" office:value-type="float" office:value="3">
            <text:p>3</text:p>
          </table:table-cell>
          <table:table-cell table:formula="of:=[.F111]-[.G111]" office:value-type="float" office:value="0">
            <text:p>0</text:p>
          </table:table-cell>
        </table:table-row>
        <table:table-row table:style-name="ro1">
          <table:table-cell office:value-type="string">
            <text:p>23-50-05-01</text:p>
          </table:table-cell>
          <table:table-cell office:value-type="string">
            <text:p>352840, Краснодарский край, Туапсинский р-н, п. Ольгинка</text:p>
          </table:table-cell>
          <table:table-cell office:value-type="string">
            <text:p>до улицы?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12]-[.G112]" office:value-type="float" office:value="1">
            <text:p>1</text:p>
          </table:table-cell>
        </table:table-row>
        <table:table-row table:style-name="ro1">
          <table:table-cell office:value-type="string">
            <text:p>23-52-01-01</text:p>
          </table:table-cell>
          <table:table-cell office:value-type="string">
            <text:p>385301, Краснодарский край, Усть-Лабинский р-н, ст. Ладожская ул. Красная, 98а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13]-[.G113]" office:value-type="float" office:value="0">
            <text:p>0</text:p>
          </table:table-cell>
        </table:table-row>
        <table:table-row table:style-name="ro1">
          <table:table-cell office:value-type="string">
            <text:p>23-52-01-02</text:p>
          </table:table-cell>
          <table:table-cell office:value-type="string">
            <text:p>352378, Краснодарский край, Усть-Лабинский р-н, ст. Тенгинская</text:p>
          </table:table-cell>
          <table:table-cell office:value-type="string">
            <text:p>до наспункта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14]-[.G114]" office:value-type="float" office:value="1">
            <text:p>1</text:p>
          </table:table-cell>
        </table:table-row>
        <table:table-row table:style-name="ro1">
          <table:table-cell office:value-type="string">
            <text:p>23-52-02-01</text:p>
          </table:table-cell>
          <table:table-cell office:value-type="string">
            <text:p>352332, Краснодарский край, г. Усть-Лабинск, ул. Воронежская, 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15]-[.G115]" office:value-type="float" office:value="-1">
            <text:p>-1</text:p>
          </table:table-cell>
        </table:table-row>
        <table:table-row table:style-name="ro1">
          <table:table-cell office:value-type="string">
            <text:p>23-52-02-02</text:p>
          </table:table-cell>
          <table:table-cell office:value-type="string">
            <text:p>352310, Краснодарский край, г. Усть-Лабинск, п. Двухбратский</text:p>
          </table:table-cell>
          <table:table-cell office:value-type="string">
            <text:p>до наспункта</text:p>
          </table:table-cell>
          <table:table-cell office:value-type="string">
            <text:p>до наспункта</text:p>
          </table:table-cell>
          <table:table-cell office:value-type="string">
            <text:p>ЯК</text:p>
          </table:table-cell>
          <table:table-cell table:number-columns-repeated="2" office:value-type="float" office:value="1">
            <text:p>1</text:p>
          </table:table-cell>
          <table:table-cell table:formula="of:=[.F116]-[.G116]" office:value-type="float" office:value="0">
            <text:p>0</text:p>
          </table:table-cell>
        </table:table-row>
        <table:table-row table:style-name="ro1">
          <table:table-cell office:value-type="string">
            <text:p>23-52-05-01</text:p>
          </table:table-cell>
          <table:table-cell office:value-type="string">
            <text:p>352330, Краснодарский край, г. Усть-Лабинск, ул. Красная, 90 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17]-[.G117]" office:value-type="float" office:value="0">
            <text:p>0</text:p>
          </table:table-cell>
        </table:table-row>
        <table:table-row table:style-name="ro1">
          <table:table-cell office:value-type="string">
            <text:p>23-52-07-01</text:p>
          </table:table-cell>
          <table:table-cell office:value-type="string">
            <text:p>352378, Краснодарский край, Усть-Лабинский р-н, ст. Тенгинская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18]-[.G118]" office:value-type="float" office:value="2">
            <text:p>2</text:p>
          </table:table-cell>
        </table:table-row>
        <table:table-row table:style-name="ro1">
          <table:table-cell office:value-type="string">
            <text:p>23-52-07-02</text:p>
          </table:table-cell>
          <table:table-cell office:value-type="string">
            <text:p>352000, Краснодарский край, г. Усть-Лабинск, ул. Д. Бедного, 101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19]-[.G119]" office:value-type="float" office:value="-1">
            <text:p>-1</text:p>
          </table:table-cell>
        </table:table-row>
        <table:table-row table:style-name="ro1">
          <table:table-cell office:value-type="string">
            <text:p>23-52-07-03</text:p>
          </table:table-cell>
          <table:table-cell office:value-type="string">
            <text:p>352378, Краснодарский край, Усть-Лабинский р-н, ст. Тенгинская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20]-[.G120]" office:value-type="float" office:value="2">
            <text:p>2</text:p>
          </table:table-cell>
        </table:table-row>
        <table:table-row table:style-name="ro1">
          <table:table-cell office:value-type="string">
            <text:p>23-52-07-04</text:p>
          </table:table-cell>
          <table:table-cell office:value-type="string">
            <text:p>385301, Краснодарский край, Усть-Лабинский р-н, ст. Ладожская, ул. Длинная, 41</text:p>
          </table:table-cell>
          <table:table-cell office:value-type="string">
            <text:p>до улицы</text:p>
          </table:table-cell>
          <table:table-cell office:value-type="string">
            <text:p>до района</text:p>
          </table:table-cell>
          <table:table-cell office:value-type="string">
            <text:p>ЯК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21]-[.G121]" office:value-type="float" office:value="2">
            <text:p>2</text:p>
          </table:table-cell>
        </table:table-row>
        <table:table-row table:style-name="ro1">
          <table:table-cell office:value-type="string">
            <text:p>23-52-07-05</text:p>
          </table:table-cell>
          <table:table-cell office:value-type="string">
            <text:p>352000, Краснодарский край, г. Усть-Лабинск, ул. Островского, <text:s/>85</text:p>
          </table:table-cell>
          <table:table-cell office:value-type="string">
            <text:p>до улицы</text:p>
          </table:table-cell>
          <table:table-cell office:value-type="string">
            <text:p>до дома</text:p>
          </table:table-cell>
          <table:table-cell office:value-type="string">
            <text:p>НЯ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122]-[.G122]" office:value-type="float" office:value="-1">
            <text:p>-1</text:p>
          </table:table-cell>
        </table:table-row>
        <table:table-row table:style-name="ro1">
          <table:table-cell office:value-type="string">
            <text:p>23-53-04-01</text:p>
          </table:table-cell>
          <table:table-cell office:value-type="string">
            <text:p><text:s/>353632, Краснодарский край, Щербиновский р-н, ст. Новощербиновская, ул. Ленина, 2</text:p>
          </table:table-cell>
          <table:table-cell table:number-columns-repeated="2" office:value-type="string">
            <text:p>до улицы</text:p>
          </table:table-cell>
          <table:table-cell office:value-type="string">
            <text:p>НЯК</text:p>
          </table:table-cell>
          <table:table-cell table:number-columns-repeated="2" office:value-type="float" office:value="2">
            <text:p>2</text:p>
          </table:table-cell>
          <table:table-cell table:formula="of:=[.F123]-[.G123]" office:value-type="float" office:value="0">
            <text:p>0</text:p>
          </table:table-cell>
        </table:table-row>
        <table:table-row table:style-name="ro3">
          <table:table-cell table:number-columns-repeated="5"/>
          <table:table-cell table:formula="of:=SUM([.F2:.F123])" office:value-type="float" office:value="240">
            <text:p>240</text:p>
          </table:table-cell>
          <table:table-cell table:formula="of:=SUM([.G2:.G123])" office:value-type="float" office:value="221">
            <text:p>221</text:p>
          </table:table-cell>
          <table:table-cell table:formula="of:=SUM([.H2:.H123])" office:value-type="float" office:value="19">
            <text:p>19</text:p>
          </table:table-cell>
        </table:table-row>
        <table:table-row table:style-name="ro3" table:number-rows-repeated="104845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7:50:32</dc:date>
    <dc:creator>Aleksandr Dezhin</dc:creator>
    <meta:generator>LibreOffice/3.5$Linux_X86_64 LibreOffice_project/350m1$Build-2</meta:generator>
    <meta:editing-duration>PT13M28S</meta:editing-duration>
    <meta:editing-cycles>5</meta:editing-cycles>
    <meta:document-statistic meta:table-count="4" meta:cell-count="23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1cm" svg:height="11.478cm" xlink:href=".." xlink:type="simple" chart:class="chart:bar" chart:style-name="ch1">
        <chart:legend svg:x="16.103cm" svg:y="4.041cm" style:legend-expansion="custom" chartooo:width="3.038cm" chartooo:height="2.322cm" style:legend-expansion-aspect-ratio="1.3083548664944" chart:style-name="ch2"/>
        <chart:plot-area chart:style-name="ch3" table:cell-range-address="результаты.A1:результаты.D4" chart:data-source-has-labels="both" svg:x="0.999cm" svg:y="0.455cm" svg:width="19.636cm" svg:height="10.01cm">
          <chartooo:coordinate-region svg:x="4.769cm" svg:y="0.455cm" svg:width="15.507cm" svg:height="9.31cm"/>
          <chart:axis chart:dimension="x" chart:name="primary-x" chart:style-name="ch4" chartooo:axis-type="auto">
            <chartooo:date-scale/>
            <chart:title svg:x="0cm" svg:y="6.422cm" chart:style-name="ch5">
              <text:p>Region</text:p>
            </chart:title>
            <chart:categories table:cell-range-address="результаты.A2:результаты.A4"/>
          </chart:axis>
          <chart:axis chart:dimension="y" chart:name="primary-y" chart:style-name="ch6">
            <chart:title svg:x="10.013cm" svg:y="10.626cm" chart:style-name="ch7">
              <text:p>Score</text:p>
            </chart:title>
            <chart:grid chart:style-name="ch8" chart:class="major"/>
          </chart:axis>
          <chart:series chart:style-name="ch9" chart:values-cell-range-address="результаты.B2:результаты.B4" chart:label-cell-address="результаты.B1:результаты.B1" chart:class="chart:bar">
            <chart:data-point chart:repeated="3"/>
          </chart:series>
          <chart:series chart:style-name="ch10" chart:values-cell-range-address="результаты.C2:результаты.C4" chart:label-cell-address="результаты.C1:результаты.C1" chart:class="chart:bar">
            <chart:data-point chart:repeated="3"/>
          </chart:series>
          <chart:series chart:style-name="ch11" chart:values-cell-range-address="результаты.D2:результаты.D4" chart:label-cell-address="результаты.D1:результаты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M</text:p>
                <draw:g>
                  <svg:desc>результаты.B1:результаты.B1</svg:desc>
                </draw:g>
              </table:table-cell>
              <table:table-cell office:value-type="string">
                <text:p>Yandex</text:p>
                <draw:g>
                  <svg:desc>результаты.C1:результаты.C1</svg:desc>
                </draw:g>
              </table:table-cell>
              <table:table-cell office:value-type="string">
                <text:p>Maximum</text:p>
                <draw:g>
                  <svg:desc>результаты.D1:результаты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aroslavl (n=80)</text:p>
                <draw:g>
                  <svg:desc>результаты.A2:результаты.A4</svg:desc>
                </draw:g>
              </table:table-cell>
              <table:table-cell office:value-type="float" office:value="171">
                <text:p>171</text:p>
                <draw:g>
                  <svg:desc>результаты.B2:результаты.B4</svg:desc>
                </draw:g>
              </table:table-cell>
              <table:table-cell office:value-type="float" office:value="174">
                <text:p>174</text:p>
                <draw:g>
                  <svg:desc>результаты.C2:результаты.C4</svg:desc>
                </draw:g>
              </table:table-cell>
              <table:table-cell office:value-type="float" office:value="240">
                <text:p>240</text:p>
                <draw:g>
                  <svg:desc>результаты.D2:результаты.D4</svg:desc>
                </draw:g>
              </table:table-cell>
            </table:table-row>
            <table:table-row>
              <table:table-cell office:value-type="string">
                <text:p>Volgograd (n=87)</text:p>
              </table:table-cell>
              <table:table-cell office:value-type="float" office:value="143">
                <text:p>143</text:p>
              </table:table-cell>
              <table:table-cell office:value-type="float" office:value="173">
                <text:p>17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Krasnodar (n=122)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